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Edwardian Script ITC" svg:font-family="'Edwardian Script ITC'" style:font-family-generic="script" style:font-pitch="variable"/>
    <style:font-face style:name="Lucida Calligraphy" svg:font-family="'Lucida Calligraphy'" style:font-family-generic="script"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5.667cm" style:rel-column-width="21845*"/>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8.23cm" table:align="center"/>
    </style:style>
    <style:style style:name="Tableau2.A" style:family="table-column">
      <style:table-column-properties style:column-width="4.115cm"/>
    </style:style>
    <style:style style:name="Tableau2.A1" style:family="table-cell">
      <style:table-cell-properties fo:background-color="transparent" fo:padding="0.097cm" fo:border-left="0.05pt solid #000000" fo:border-right="none" fo:border-top="0.05pt solid #000000" fo:border-bottom="0.05pt solid #000000">
        <style:background-image/>
      </style:table-cell-properties>
    </style:style>
    <style:style style:name="Tableau2.B1" style:family="table-cell">
      <style:table-cell-properties fo:background-color="transparent" fo:padding="0.097cm" fo:border="0.05pt solid #000000">
        <style:background-image/>
      </style:table-cell-properties>
    </style:style>
    <style:style style:name="Tableau2.A2" style:family="table-cell">
      <style:table-cell-properties fo:background-color="transparent" fo:padding="0.097cm" fo:border-left="0.05pt solid #000000" fo:border-right="none" fo:border-top="none" fo:border-bottom="0.05pt solid #000000">
        <style:background-image/>
      </style:table-cell-properties>
    </style:style>
    <style:style style:name="Tableau2.B2" style:family="table-cell">
      <style:table-cell-properties fo:background-color="transparent" fo:padding="0.097cm" fo:border-left="0.05pt solid #000000" fo:border-right="0.05pt solid #000000" fo:border-top="none" fo:border-bottom="0.05pt solid #000000">
        <style:background-image/>
      </style:table-cell-properties>
    </style:style>
    <style:style style:name="Tableau3" style:family="table">
      <style:table-properties style:width="17cm" table:align="margins"/>
    </style:style>
    <style:style style:name="Tableau3.A" style:family="table-column">
      <style:table-column-properties style:column-width="8.5cm" style:rel-column-width="32767*"/>
    </style:style>
    <style:style style:name="Tableau3.B" style:family="table-column">
      <style:table-column-properties style:column-width="8.5cm" style:rel-column-width="32768*"/>
    </style:style>
    <style:style style:name="Tableau3.A1" style:family="table-cell">
      <style:table-cell-properties fo:padding="0.097cm" fo:border-left="0.05pt solid #000000" fo:border-right="none" fo:border-top="0.05pt solid #000000" fo:border-bottom="0.05pt solid #000000"/>
    </style:style>
    <style:style style:name="Tableau3.B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B2" style:family="table-cell">
      <style:table-cell-properties fo:padding="0.097cm" fo:border-left="0.05pt solid #000000" fo:border-right="0.05pt solid #000000" fo:border-top="none" fo:border-bottom="0.05pt solid #000000"/>
    </style:style>
    <style:style style:name="P1" style:family="paragraph" style:parent-style-name="Header">
      <style:text-properties officeooo:rsid="0013c79b" officeooo:paragraph-rsid="0039330a"/>
    </style:style>
    <style:style style:name="P2" style:family="paragraph" style:parent-style-name="Footer">
      <style:text-properties officeooo:rsid="0039330a" officeooo:paragraph-rsid="0039330a"/>
    </style:style>
    <style:style style:name="P3" style:family="paragraph" style:parent-style-name="Text_20_body">
      <style:text-properties officeooo:rsid="0013c79b" officeooo:paragraph-rsid="0013c79b"/>
    </style:style>
    <style:style style:name="P4" style:family="paragraph" style:parent-style-name="Text_20_body">
      <style:text-properties officeooo:rsid="00152a61" officeooo:paragraph-rsid="00152a61"/>
    </style:style>
    <style:style style:name="P5" style:family="paragraph" style:parent-style-name="Text_20_body">
      <style:text-properties officeooo:rsid="0015d53c" officeooo:paragraph-rsid="0015d53c"/>
    </style:style>
    <style:style style:name="P6" style:family="paragraph" style:parent-style-name="Text_20_body">
      <style:text-properties officeooo:rsid="001706bb" officeooo:paragraph-rsid="001706bb"/>
    </style:style>
    <style:style style:name="P7" style:family="paragraph" style:parent-style-name="Text_20_body">
      <style:text-properties officeooo:rsid="00178215" officeooo:paragraph-rsid="00178215"/>
    </style:style>
    <style:style style:name="P8" style:family="paragraph" style:parent-style-name="Text_20_body">
      <style:text-properties officeooo:rsid="00197fad" officeooo:paragraph-rsid="00197fad"/>
    </style:style>
    <style:style style:name="P9" style:family="paragraph" style:parent-style-name="Text_20_body">
      <style:text-properties officeooo:rsid="001b7572" officeooo:paragraph-rsid="001cbb6d"/>
    </style:style>
    <style:style style:name="P10" style:family="paragraph" style:parent-style-name="Text_20_body">
      <style:text-properties officeooo:rsid="001cbb6d" officeooo:paragraph-rsid="001cbb6d"/>
    </style:style>
    <style:style style:name="P11" style:family="paragraph" style:parent-style-name="Text_20_body">
      <style:text-properties officeooo:rsid="001dd2d1" officeooo:paragraph-rsid="001dd2d1"/>
    </style:style>
    <style:style style:name="P12" style:family="paragraph" style:parent-style-name="Text_20_body">
      <style:text-properties officeooo:rsid="001f53ac" officeooo:paragraph-rsid="001f53ac"/>
    </style:style>
    <style:style style:name="P13" style:family="paragraph" style:parent-style-name="Text_20_body">
      <style:text-properties officeooo:rsid="001fb60f" officeooo:paragraph-rsid="001fb60f"/>
    </style:style>
    <style:style style:name="P14" style:family="paragraph" style:parent-style-name="Text_20_body">
      <style:text-properties officeooo:rsid="0020c473" officeooo:paragraph-rsid="0020c473"/>
    </style:style>
    <style:style style:name="P15" style:family="paragraph" style:parent-style-name="Text_20_body">
      <style:text-properties officeooo:rsid="0022724b" officeooo:paragraph-rsid="0022724b"/>
    </style:style>
    <style:style style:name="P16" style:family="paragraph" style:parent-style-name="Text_20_body">
      <style:text-properties officeooo:rsid="00233d70" officeooo:paragraph-rsid="00233d70"/>
    </style:style>
    <style:style style:name="P17" style:family="paragraph" style:parent-style-name="Text_20_body">
      <style:text-properties officeooo:rsid="0023768a" officeooo:paragraph-rsid="0023768a"/>
    </style:style>
    <style:style style:name="P18" style:family="paragraph" style:parent-style-name="Text_20_body">
      <style:text-properties officeooo:rsid="00250e32" officeooo:paragraph-rsid="00250e32"/>
    </style:style>
    <style:style style:name="P19" style:family="paragraph" style:parent-style-name="Text_20_body">
      <style:text-properties officeooo:rsid="00262e67" officeooo:paragraph-rsid="00262e67"/>
    </style:style>
    <style:style style:name="P20" style:family="paragraph" style:parent-style-name="Text_20_body">
      <style:text-properties officeooo:rsid="0027d400" officeooo:paragraph-rsid="0027d400"/>
    </style:style>
    <style:style style:name="P21" style:family="paragraph" style:parent-style-name="Text_20_body">
      <style:text-properties officeooo:rsid="00294b26" officeooo:paragraph-rsid="00294b26"/>
    </style:style>
    <style:style style:name="P22" style:family="paragraph" style:parent-style-name="Text_20_body">
      <style:text-properties officeooo:rsid="002a69d6" officeooo:paragraph-rsid="002a69d6"/>
    </style:style>
    <style:style style:name="P23" style:family="paragraph" style:parent-style-name="Text_20_body">
      <style:text-properties officeooo:rsid="002c0c8e" officeooo:paragraph-rsid="002c0c8e"/>
    </style:style>
    <style:style style:name="P24" style:family="paragraph" style:parent-style-name="Text_20_body">
      <style:text-properties officeooo:rsid="002d579d" officeooo:paragraph-rsid="002d579d"/>
    </style:style>
    <style:style style:name="P25" style:family="paragraph" style:parent-style-name="Text_20_body">
      <style:text-properties officeooo:rsid="002dbf7f" officeooo:paragraph-rsid="002dbf7f"/>
    </style:style>
    <style:style style:name="P26" style:family="paragraph" style:parent-style-name="Text_20_body">
      <style:text-properties officeooo:rsid="002f0559" officeooo:paragraph-rsid="002f0559"/>
    </style:style>
    <style:style style:name="P27" style:family="paragraph" style:parent-style-name="Text_20_body">
      <style:text-properties officeooo:rsid="002f51ec" officeooo:paragraph-rsid="002f51ec"/>
    </style:style>
    <style:style style:name="P28" style:family="paragraph" style:parent-style-name="Text_20_body">
      <style:text-properties officeooo:rsid="00301749" officeooo:paragraph-rsid="00301749"/>
    </style:style>
    <style:style style:name="P29" style:family="paragraph" style:parent-style-name="Text_20_body">
      <style:text-properties officeooo:rsid="0031a831" officeooo:paragraph-rsid="0031a831"/>
    </style:style>
    <style:style style:name="P30" style:family="paragraph" style:parent-style-name="Text_20_body">
      <style:text-properties officeooo:rsid="003307fb" officeooo:paragraph-rsid="003307fb"/>
    </style:style>
    <style:style style:name="P31" style:family="paragraph" style:parent-style-name="Text_20_body">
      <style:text-properties officeooo:rsid="0034809d" officeooo:paragraph-rsid="0034809d"/>
    </style:style>
    <style:style style:name="P32" style:family="paragraph" style:parent-style-name="Text_20_body">
      <style:text-properties officeooo:rsid="00354f06" officeooo:paragraph-rsid="00354f06"/>
    </style:style>
    <style:style style:name="P33" style:family="paragraph" style:parent-style-name="Text_20_body">
      <style:text-properties officeooo:rsid="0036f9b4" officeooo:paragraph-rsid="0036f9b4"/>
    </style:style>
    <style:style style:name="P34" style:family="paragraph" style:parent-style-name="Text_20_body">
      <style:text-properties officeooo:rsid="0038c05a" officeooo:paragraph-rsid="0038c05a"/>
    </style:style>
    <style:style style:name="P35" style:family="paragraph" style:parent-style-name="Text_20_body">
      <style:text-properties officeooo:rsid="0018b70c" officeooo:paragraph-rsid="0018b70c"/>
    </style:style>
    <style:style style:name="P36" style:family="paragraph" style:parent-style-name="Text_20_body">
      <style:text-properties officeooo:rsid="0039330a" officeooo:paragraph-rsid="0039330a"/>
    </style:style>
    <style:style style:name="P37" style:family="paragraph" style:parent-style-name="Table_20_Contents">
      <style:paragraph-properties fo:text-align="justify" style:justify-single-word="false"/>
      <style:text-properties style:font-name="Liberation Sans1" officeooo:rsid="001cbb6d" officeooo:paragraph-rsid="001cbb6d" style:font-size-asian="10.5pt"/>
    </style:style>
    <style:style style:name="P38" style:family="paragraph" style:parent-style-name="Table_20_Contents">
      <style:paragraph-properties fo:text-align="justify" style:justify-single-word="false"/>
      <style:text-properties style:font-name="Liberation Sans1" officeooo:rsid="0029dcb8" officeooo:paragraph-rsid="0029dcb8" style:font-size-asian="10.5pt"/>
    </style:style>
    <style:style style:name="P39" style:family="paragraph" style:parent-style-name="Table_20_Contents">
      <style:paragraph-properties fo:text-align="center" style:justify-single-word="false"/>
      <style:text-properties style:font-name="Liberation Sans1" fo:font-weight="bold" officeooo:rsid="0029dcb8" officeooo:paragraph-rsid="0029dcb8" style:font-size-asian="10.5pt" style:font-weight-asian="bold" style:font-weight-complex="bold"/>
    </style:style>
    <style:style style:name="P40" style:family="paragraph" style:parent-style-name="Heading_20_1" style:list-style-name="">
      <style:paragraph-properties>
        <style:tab-stops/>
      </style:paragraph-properties>
      <style:text-properties officeooo:paragraph-rsid="00136f87"/>
    </style:style>
    <style:style style:name="P41" style:family="paragraph" style:parent-style-name="Heading_20_1">
      <style:text-properties officeooo:rsid="00136f87" officeooo:paragraph-rsid="00136f87"/>
    </style:style>
    <style:style style:name="P42" style:family="paragraph" style:parent-style-name="Heading_20_1">
      <style:text-properties officeooo:rsid="0013c79b" officeooo:paragraph-rsid="0013c79b"/>
    </style:style>
    <style:style style:name="P43" style:family="paragraph" style:parent-style-name="Heading_20_1">
      <style:text-properties officeooo:rsid="00301749" officeooo:paragraph-rsid="00301749"/>
    </style:style>
    <style:style style:name="P44" style:family="paragraph" style:parent-style-name="Heading_20_1" style:list-style-name="">
      <style:paragraph-properties>
        <style:tab-stops/>
      </style:paragraph-properties>
      <style:text-properties officeooo:rsid="004a1a00" officeooo:paragraph-rsid="004a1a00"/>
    </style:style>
    <style:style style:name="P45" style:family="paragraph" style:parent-style-name="Heading_20_1">
      <style:paragraph-properties fo:break-before="page"/>
      <style:text-properties officeooo:rsid="00136f87" officeooo:paragraph-rsid="00136f87"/>
    </style:style>
    <style:style style:name="P46" style:family="paragraph" style:parent-style-name="Heading_20_1">
      <style:paragraph-properties fo:break-before="page"/>
      <style:text-properties officeooo:rsid="004a1a00" officeooo:paragraph-rsid="004a1a00"/>
    </style:style>
    <style:style style:name="P47" style:family="paragraph" style:parent-style-name="Heading_20_2">
      <style:text-properties officeooo:rsid="00136f87" officeooo:paragraph-rsid="00136f87"/>
    </style:style>
    <style:style style:name="P48" style:family="paragraph" style:parent-style-name="Heading_20_2" style:list-style-name="">
      <style:text-properties officeooo:rsid="00136f87" officeooo:paragraph-rsid="00136f87"/>
    </style:style>
    <style:style style:name="P49" style:family="paragraph" style:parent-style-name="Heading_20_2">
      <style:text-properties officeooo:rsid="0013c79b" officeooo:paragraph-rsid="0013c79b"/>
    </style:style>
    <style:style style:name="P50" style:family="paragraph" style:parent-style-name="Heading_20_2">
      <style:text-properties officeooo:rsid="00233d70" officeooo:paragraph-rsid="00233d70"/>
    </style:style>
    <style:style style:name="P51" style:family="paragraph" style:parent-style-name="Heading_20_2" style:list-style-name="">
      <style:text-properties officeooo:rsid="0023768a" officeooo:paragraph-rsid="0023768a"/>
    </style:style>
    <style:style style:name="P52" style:family="paragraph" style:parent-style-name="Heading_20_2">
      <style:text-properties officeooo:rsid="00301749" officeooo:paragraph-rsid="00301749"/>
    </style:style>
    <style:style style:name="P53" style:family="paragraph" style:parent-style-name="Heading_20_2">
      <style:paragraph-properties fo:break-before="page"/>
      <style:text-properties officeooo:rsid="00136f87" officeooo:paragraph-rsid="00136f87"/>
    </style:style>
    <style:style style:name="P54" style:family="paragraph" style:parent-style-name="Heading_20_2">
      <style:paragraph-properties fo:break-before="page"/>
      <style:text-properties officeooo:rsid="0023768a" officeooo:paragraph-rsid="0023768a"/>
    </style:style>
    <style:style style:name="P55" style:family="paragraph" style:parent-style-name="Heading_20_3">
      <style:text-properties officeooo:rsid="00152a61" officeooo:paragraph-rsid="00152a61"/>
    </style:style>
    <style:style style:name="P56" style:family="paragraph" style:parent-style-name="Heading_20_3">
      <style:text-properties officeooo:rsid="0015d53c" officeooo:paragraph-rsid="0015d53c"/>
    </style:style>
    <style:style style:name="P57" style:family="paragraph" style:parent-style-name="Heading_20_3">
      <style:text-properties officeooo:rsid="001706bb" officeooo:paragraph-rsid="001706bb"/>
    </style:style>
    <style:style style:name="P58" style:family="paragraph" style:parent-style-name="Heading_20_3">
      <style:text-properties officeooo:rsid="00178215" officeooo:paragraph-rsid="00178215"/>
    </style:style>
    <style:style style:name="P59" style:family="paragraph" style:parent-style-name="Heading_20_3">
      <style:text-properties officeooo:rsid="0023768a" officeooo:paragraph-rsid="0023768a"/>
    </style:style>
    <style:style style:name="P60" style:family="paragraph" style:parent-style-name="Heading_20_3">
      <style:text-properties officeooo:rsid="00250e32" officeooo:paragraph-rsid="00250e32"/>
    </style:style>
    <style:style style:name="P61" style:family="paragraph" style:parent-style-name="Heading_20_3">
      <style:text-properties officeooo:rsid="00262e67" officeooo:paragraph-rsid="00262e67"/>
    </style:style>
    <style:style style:name="P62" style:family="paragraph" style:parent-style-name="Heading_20_3" style:list-style-name="">
      <style:text-properties officeooo:rsid="00262e67" officeooo:paragraph-rsid="00262e67"/>
    </style:style>
    <style:style style:name="P63" style:family="paragraph" style:parent-style-name="Heading_20_3">
      <style:text-properties officeooo:rsid="0027d400" officeooo:paragraph-rsid="0027d400"/>
    </style:style>
    <style:style style:name="P64" style:family="paragraph" style:parent-style-name="Heading_20_3">
      <style:text-properties officeooo:rsid="002d579d" officeooo:paragraph-rsid="002d579d"/>
    </style:style>
    <style:style style:name="P65" style:family="paragraph" style:parent-style-name="Heading_20_3">
      <style:text-properties officeooo:rsid="002dbf7f" officeooo:paragraph-rsid="002dbf7f"/>
    </style:style>
    <style:style style:name="P66" style:family="paragraph" style:parent-style-name="Heading_20_3" style:list-style-name="">
      <style:text-properties officeooo:rsid="002dbf7f" officeooo:paragraph-rsid="002dbf7f"/>
    </style:style>
    <style:style style:name="P67" style:family="paragraph" style:parent-style-name="Heading_20_3">
      <style:text-properties officeooo:rsid="002f51ec" officeooo:paragraph-rsid="002f51ec"/>
    </style:style>
    <style:style style:name="P68" style:family="paragraph" style:parent-style-name="Heading_20_3">
      <style:text-properties officeooo:rsid="002f0559" officeooo:paragraph-rsid="002f0559"/>
    </style:style>
    <style:style style:name="P69" style:family="paragraph" style:parent-style-name="Heading_20_3">
      <style:paragraph-properties fo:break-before="page"/>
      <style:text-properties officeooo:rsid="00262e67" officeooo:paragraph-rsid="00262e67"/>
    </style:style>
    <style:style style:name="P70" style:family="paragraph" style:parent-style-name="Heading_20_3">
      <style:paragraph-properties fo:break-before="page"/>
      <style:text-properties officeooo:rsid="002dbf7f" officeooo:paragraph-rsid="002dbf7f"/>
    </style:style>
    <style:style style:name="P71" style:family="paragraph" style:parent-style-name="Text_20_body" style:list-style-name="L1">
      <style:text-properties officeooo:rsid="00197fad" officeooo:paragraph-rsid="00197fad"/>
    </style:style>
    <style:style style:name="P72" style:family="paragraph" style:parent-style-name="Text_20_body" style:list-style-name="L2">
      <style:text-properties officeooo:rsid="001b7572" officeooo:paragraph-rsid="001cbb6d"/>
    </style:style>
    <style:style style:name="P73" style:family="paragraph" style:parent-style-name="Text_20_body">
      <style:text-properties officeooo:rsid="001b7572" officeooo:paragraph-rsid="001cbb6d"/>
    </style:style>
    <style:style style:name="P74" style:family="paragraph" style:parent-style-name="Text_20_body" style:list-style-name="L3">
      <style:text-properties officeooo:rsid="001cbb6d" officeooo:paragraph-rsid="001cbb6d"/>
    </style:style>
    <style:style style:name="P75" style:family="paragraph" style:parent-style-name="Text_20_body">
      <style:text-properties officeooo:rsid="001cbb6d" officeooo:paragraph-rsid="0048943e"/>
    </style:style>
    <style:style style:name="P76" style:family="paragraph" style:parent-style-name="Text_20_body" style:list-style-name="L4">
      <style:text-properties officeooo:rsid="001fb60f" officeooo:paragraph-rsid="001fb60f"/>
    </style:style>
    <style:style style:name="P77" style:family="paragraph" style:parent-style-name="Text_20_body">
      <style:text-properties officeooo:rsid="003f9063" officeooo:paragraph-rsid="002d579d"/>
    </style:style>
    <style:style style:name="P78" style:family="paragraph" style:parent-style-name="Text_20_body">
      <style:text-properties officeooo:rsid="0015d53c" officeooo:paragraph-rsid="0015d53c"/>
    </style:style>
    <style:style style:name="P79" style:family="paragraph" style:parent-style-name="Text_20_body">
      <style:text-properties officeooo:rsid="0045055c" officeooo:paragraph-rsid="0045055c"/>
    </style:style>
    <style:style style:name="P80" style:family="paragraph" style:parent-style-name="Text_20_body">
      <style:text-properties officeooo:rsid="001706bb" officeooo:paragraph-rsid="001706bb"/>
    </style:style>
    <style:style style:name="P81" style:family="paragraph" style:parent-style-name="Text_20_body">
      <style:text-properties officeooo:rsid="00178215" officeooo:paragraph-rsid="00178215"/>
    </style:style>
    <style:style style:name="P82" style:family="paragraph" style:parent-style-name="Text_20_body">
      <style:text-properties officeooo:rsid="00178215" officeooo:paragraph-rsid="0045eb13"/>
    </style:style>
    <style:style style:name="P83" style:family="paragraph" style:parent-style-name="Text_20_body">
      <style:text-properties officeooo:rsid="001ac4eb" officeooo:paragraph-rsid="0045eb13"/>
    </style:style>
    <style:style style:name="P84" style:family="paragraph" style:parent-style-name="Text_20_body">
      <style:text-properties officeooo:rsid="0020c473" officeooo:paragraph-rsid="0020c473"/>
    </style:style>
    <style:style style:name="P85" style:family="paragraph" style:parent-style-name="Text_20_body">
      <style:text-properties officeooo:rsid="0037c723" officeooo:paragraph-rsid="0037c723"/>
    </style:style>
    <style:style style:name="P86" style:family="paragraph" style:parent-style-name="Text_20_body">
      <style:text-properties officeooo:rsid="0037c723" officeooo:paragraph-rsid="004a986d"/>
    </style:style>
    <style:style style:name="P87" style:family="paragraph" style:parent-style-name="Text_20_body">
      <style:text-properties officeooo:rsid="004a3506" officeooo:paragraph-rsid="004a3506"/>
    </style:style>
    <style:style style:name="P88" style:family="paragraph" style:parent-style-name="Text_20_body">
      <style:text-properties officeooo:rsid="00354f06" officeooo:paragraph-rsid="004a986d"/>
    </style:style>
    <style:style style:name="P89" style:family="paragraph" style:parent-style-name="Text_20_body">
      <style:text-properties officeooo:rsid="004c89e0" officeooo:paragraph-rsid="004c89e0"/>
    </style:style>
    <style:style style:name="P90" style:family="paragraph" style:parent-style-name="Text_20_body">
      <style:text-properties officeooo:rsid="00507876" officeooo:paragraph-rsid="00507876"/>
    </style:style>
    <style:style style:name="P91" style:family="paragraph" style:parent-style-name="Text_20_body">
      <style:paragraph-properties fo:text-align="center" style:justify-single-word="false"/>
      <style:text-properties fo:color="#007826" fo:font-size="10pt" officeooo:rsid="002f5e94" officeooo:paragraph-rsid="002f5e94" style:font-size-asian="10pt" style:font-size-complex="10pt"/>
    </style:style>
    <style:style style:name="P92" style:family="paragraph" style:parent-style-name="Text_20_body">
      <style:paragraph-properties fo:text-align="center" style:justify-single-word="false"/>
    </style:style>
    <style:style style:name="P93" style:family="paragraph" style:parent-style-name="Text_20_body">
      <style:text-properties officeooo:rsid="00354183" officeooo:paragraph-rsid="00593736"/>
    </style:style>
    <style:style style:name="P94" style:family="paragraph" style:parent-style-name="Text_20_body" style:list-style-name="L1">
      <style:paragraph-properties fo:margin-top="0cm" fo:margin-bottom="0cm" loext:contextual-spacing="false"/>
      <style:text-properties officeooo:rsid="00197fad" officeooo:paragraph-rsid="00197fad"/>
    </style:style>
    <style:style style:name="P95" style:family="paragraph" style:parent-style-name="Text_20_body" style:list-style-name="L2">
      <style:paragraph-properties fo:margin-top="0cm" fo:margin-bottom="0cm" loext:contextual-spacing="false"/>
      <style:text-properties officeooo:rsid="001b7572" officeooo:paragraph-rsid="001cbb6d"/>
    </style:style>
    <style:style style:name="P96" style:family="paragraph" style:parent-style-name="Text_20_body" style:list-style-name="L3">
      <style:paragraph-properties fo:margin-top="0cm" fo:margin-bottom="0cm" loext:contextual-spacing="false"/>
      <style:text-properties officeooo:rsid="001cbb6d" officeooo:paragraph-rsid="001cbb6d"/>
    </style:style>
    <style:style style:name="P97" style:family="paragraph" style:parent-style-name="Text_20_body" style:list-style-name="L3">
      <style:paragraph-properties fo:margin-top="0cm" fo:margin-bottom="0cm" loext:contextual-spacing="false"/>
      <style:text-properties fo:letter-spacing="-0.004cm" officeooo:rsid="001cbb6d" officeooo:paragraph-rsid="001cbb6d"/>
    </style:style>
    <style:style style:name="P98" style:family="paragraph" style:parent-style-name="Text_20_body" style:list-style-name="L4">
      <style:paragraph-properties fo:margin-top="0cm" fo:margin-bottom="0cm" loext:contextual-spacing="false"/>
      <style:text-properties officeooo:rsid="001fb60f" officeooo:paragraph-rsid="001fb60f"/>
    </style:style>
    <style:style style:name="P99" style:family="paragraph" style:parent-style-name="Text_20_body" style:list-style-name="L5">
      <style:paragraph-properties fo:margin-top="0cm" fo:margin-bottom="0cm" loext:contextual-spacing="false"/>
      <style:text-properties officeooo:rsid="002c0c8e" officeooo:paragraph-rsid="002c0c8e"/>
    </style:style>
    <style:style style:name="P100" style:family="paragraph" style:parent-style-name="Text_20_body" style:list-style-name="L6">
      <style:paragraph-properties fo:margin-top="0cm" fo:margin-bottom="0cm" loext:contextual-spacing="false"/>
      <style:text-properties officeooo:rsid="002f51ec" officeooo:paragraph-rsid="002f51ec"/>
    </style:style>
    <style:style style:name="P101" style:family="paragraph" style:parent-style-name="Text_20_body" style:list-style-name="L7">
      <style:paragraph-properties fo:margin-top="0cm" fo:margin-bottom="0cm" loext:contextual-spacing="false"/>
      <style:text-properties officeooo:rsid="00354f06" officeooo:paragraph-rsid="00354f06"/>
    </style:style>
    <style:style style:name="P102" style:family="paragraph" style:parent-style-name="Text_20_body" style:list-style-name="L8">
      <style:paragraph-properties fo:margin-top="0cm" fo:margin-bottom="0cm" loext:contextual-spacing="false"/>
      <style:text-properties officeooo:rsid="00354f06" officeooo:paragraph-rsid="00354f06"/>
    </style:style>
    <style:style style:name="P103" style:family="paragraph" style:parent-style-name="Text_20_body" style:list-style-name="L8">
      <style:paragraph-properties fo:margin-top="0cm" fo:margin-bottom="0cm" loext:contextual-spacing="false"/>
      <style:text-properties officeooo:rsid="0037c723" officeooo:paragraph-rsid="0037c723"/>
    </style:style>
    <style:style style:name="P104" style:family="paragraph" style:parent-style-name="Text_20_body" style:list-style-name="L6">
      <style:paragraph-properties fo:margin-top="0cm" fo:margin-bottom="0.25cm" loext:contextual-spacing="false"/>
      <style:text-properties officeooo:rsid="002f51ec" officeooo:paragraph-rsid="002f51ec"/>
    </style:style>
    <style:style style:name="P105" style:family="paragraph" style:parent-style-name="Text_20_body" style:list-style-name="L7">
      <style:paragraph-properties fo:margin-top="0cm" fo:margin-bottom="0.25cm" loext:contextual-spacing="false"/>
      <style:text-properties officeooo:rsid="00354f06" officeooo:paragraph-rsid="00354f06"/>
    </style:style>
    <style:style style:name="P106" style:family="paragraph" style:parent-style-name="Text_20_body">
      <style:paragraph-properties fo:break-before="page"/>
      <style:text-properties officeooo:rsid="001b7572" officeooo:paragraph-rsid="001cbb6d"/>
    </style:style>
    <style:style style:name="P107" style:family="paragraph" style:parent-style-name="Contents_20_Heading" style:master-page-name="Standard">
      <style:paragraph-properties style:page-number="1" fo:break-before="page"/>
    </style:style>
    <style:style style:name="P108" style:family="paragraph" style:parent-style-name="Title" style:master-page-name="First_20_Page">
      <style:paragraph-properties style:page-number="auto"/>
      <style:text-properties fo:color="#007826" style:font-name="Edwardian Script ITC" fo:font-size="36pt" fo:font-weight="normal" style:font-size-asian="36pt" style:font-weight-asian="normal" style:font-size-complex="36pt" style:font-weight-complex="normal"/>
    </style:style>
    <style:style style:name="P109" style:family="paragraph" style:parent-style-name="Contents_20_1">
      <style:paragraph-properties>
        <style:tab-stops>
          <style:tab-stop style:position="17cm" style:type="right" style:leader-style="dotted" style:leader-text="."/>
        </style:tab-stops>
      </style:paragraph-properties>
    </style:style>
    <style:style style:name="P110" style:family="paragraph" style:parent-style-name="Contents_20_2">
      <style:paragraph-properties>
        <style:tab-stops>
          <style:tab-stop style:position="16.501cm" style:type="right" style:leader-style="dotted" style:leader-text="."/>
        </style:tab-stops>
      </style:paragraph-properties>
    </style:style>
    <style:style style:name="T1" style:family="text">
      <style:text-properties officeooo:rsid="00152a61"/>
    </style:style>
    <style:style style:name="T2" style:family="text">
      <style:text-properties officeooo:rsid="0015d53c"/>
    </style:style>
    <style:style style:name="T3" style:family="text">
      <style:text-properties officeooo:rsid="001706bb"/>
    </style:style>
    <style:style style:name="T4" style:family="text">
      <style:text-properties officeooo:rsid="001cbb6d"/>
    </style:style>
    <style:style style:name="T5" style:family="text">
      <style:text-properties officeooo:rsid="0020c473"/>
    </style:style>
    <style:style style:name="T6" style:family="text">
      <style:text-properties officeooo:rsid="00262e67"/>
    </style:style>
    <style:style style:name="T7" style:family="text">
      <style:text-properties officeooo:rsid="0027d400"/>
    </style:style>
    <style:style style:name="T8" style:family="text">
      <style:text-properties officeooo:rsid="002c0c8e"/>
    </style:style>
    <style:style style:name="T9" style:family="text">
      <style:text-properties officeooo:rsid="002f0559"/>
    </style:style>
    <style:style style:name="T10" style:family="text">
      <style:text-properties officeooo:rsid="00354183"/>
    </style:style>
    <style:style style:name="T11" style:family="text">
      <style:text-properties officeooo:rsid="0037c723"/>
    </style:style>
    <style:style style:name="T12" style:family="text">
      <style:text-properties officeooo:rsid="0037dc66"/>
    </style:style>
    <style:style style:name="T13" style:family="text">
      <style:text-properties officeooo:rsid="00391383"/>
    </style:style>
    <style:style style:name="T14" style:family="text">
      <style:text-properties officeooo:rsid="0039330a"/>
    </style:style>
    <style:style style:name="T15" style:family="text">
      <style:text-properties officeooo:rsid="003b0651"/>
    </style:style>
    <style:style style:name="T16" style:family="text">
      <style:text-properties officeooo:rsid="003cfb54"/>
    </style:style>
    <style:style style:name="T17" style:family="text">
      <style:text-properties officeooo:rsid="003e085b"/>
    </style:style>
    <style:style style:name="T18" style:family="text">
      <style:text-properties officeooo:rsid="003f9063"/>
    </style:style>
    <style:style style:name="T19" style:family="text">
      <style:text-properties officeooo:rsid="00417c98"/>
    </style:style>
    <style:style style:name="T20" style:family="text">
      <style:text-properties officeooo:rsid="0045055c"/>
    </style:style>
    <style:style style:name="T21" style:family="text">
      <style:text-properties officeooo:rsid="0045eb13"/>
    </style:style>
    <style:style style:name="T22" style:family="text">
      <style:text-properties officeooo:rsid="00472136"/>
    </style:style>
    <style:style style:name="T23" style:family="text">
      <style:text-properties officeooo:rsid="0048943e"/>
    </style:style>
    <style:style style:name="T24" style:family="text">
      <style:text-properties officeooo:rsid="004a1a00"/>
    </style:style>
    <style:style style:name="T25" style:family="text">
      <style:text-properties officeooo:rsid="004a3506"/>
    </style:style>
    <style:style style:name="T26" style:family="text">
      <style:text-properties officeooo:rsid="004a986d"/>
    </style:style>
    <style:style style:name="T27" style:family="text">
      <style:text-properties officeooo:rsid="0036f9b4"/>
    </style:style>
    <style:style style:name="T28" style:family="text">
      <style:text-properties officeooo:rsid="004c9b6c"/>
    </style:style>
    <style:style style:name="T29" style:family="text">
      <style:text-properties officeooo:rsid="004e82b3"/>
    </style:style>
    <style:style style:name="T30" style:family="text">
      <style:text-properties officeooo:rsid="00515294"/>
    </style:style>
    <style:style style:name="T31" style:family="text">
      <style:text-properties officeooo:rsid="0054a1b3"/>
    </style:style>
    <style:style style:name="T32" style:family="text">
      <style:text-properties fo:color="#007826" fo:font-size="10pt" style:font-size-asian="10pt" style:font-size-complex="10pt"/>
    </style:style>
    <style:style style:name="T33" style:family="text">
      <style:text-properties officeooo:rsid="00593736"/>
    </style:style>
    <style:style style:name="T34" style:family="text">
      <style:text-properties officeooo:rsid="0034809d"/>
    </style:style>
    <style:style style:name="T35" style:family="text">
      <style:text-properties officeooo:rsid="0031a831"/>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8">Le contexte d’exercice du métier d’enseignant </text:p>
      <text:p text:style-name="P91">Frédéric LLANTE</text:p>
      <text:p text:style-name="P92"><text:span text:style-name="T32">année 2016/2017 - ESPE Le Mans</text:span></text:p>
      <text:table-of-content text:style-name="Sect1" text:protected="true" text:name="Table des matières1">
        <text:table-of-content-source text:outline-level="2">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07">Table des matières</text:p>
          </text:index-title>
          <text:p text:style-name="P109"><text:a xlink:type="simple" xlink:href="#__RefHeading___Toc546_1240520397" text:style-name="Index_20_Link" text:visited-style-name="Index_20_Link"><text:s/>1 L’identité enseignante<text:tab/>2</text:a></text:p>
          <text:p text:style-name="P110"><text:a xlink:type="simple" xlink:href="#__RefHeading___Toc548_1240520397" text:style-name="Index_20_Link" text:visited-style-name="Index_20_Link"><text:s/>1.1 Le plan de classe<text:tab/>2</text:a></text:p>
          <text:p text:style-name="P110"><text:a xlink:type="simple" xlink:href="#__RefHeading___Toc550_1240520397" text:style-name="Index_20_Link" text:visited-style-name="Index_20_Link"><text:s/>1.2 L’enseignant dans la cinématographie<text:tab/>2</text:a></text:p>
          <text:p text:style-name="P110"><text:a xlink:type="simple" xlink:href="#__RefHeading___Toc562_1240520397" text:style-name="Index_20_Link" text:visited-style-name="Index_20_Link"><text:s/>1.3 Un aspect du monde enseignant<text:tab/>4</text:a></text:p>
          <text:p text:style-name="P109"><text:a xlink:type="simple" xlink:href="#__RefHeading___Toc564_1240520397" text:style-name="Index_20_Link" text:visited-style-name="Index_20_Link"><text:s/>2 La professionnalisation du métier d’enseignant<text:tab/>4</text:a></text:p>
          <text:p text:style-name="P110"><text:a xlink:type="simple" xlink:href="#__RefHeading___Toc566_1240520397" text:style-name="Index_20_Link" text:visited-style-name="Index_20_Link"><text:s/>2.1 Étude de texte 1 : Professionnalisation du métier d’enseignant, formation en alternance et pratique réflexive, Pierre Perrenoud, 1994<text:tab/>4</text:a></text:p>
          <text:p text:style-name="P110"><text:a xlink:type="simple" xlink:href="#__RefHeading___Toc572_1240520397" text:style-name="Index_20_Link" text:visited-style-name="Index_20_Link"><text:s/>2.2 Étude de texte 2 : Métier, pratiques et travail des enseignants : perspective de recherche en éducation, Olivier Maulini, 2010<text:tab/>4</text:a></text:p>
          <text:p text:style-name="P110"><text:a xlink:type="simple" xlink:href="#__RefHeading___Toc576_1240520397" text:style-name="Index_20_Link" text:visited-style-name="Index_20_Link"><text:s/>2.3 Discussion<text:tab/>5</text:a></text:p>
          <text:p text:style-name="P110"><text:a xlink:type="simple" xlink:href="#__RefHeading___Toc578_1240520397" text:style-name="Index_20_Link" text:visited-style-name="Index_20_Link"><text:s/>2.4 Les postures de l’enseignant (Dominique Bucheron)<text:tab/>6</text:a></text:p>
          <text:p text:style-name="P109"><text:a xlink:type="simple" xlink:href="#__RefHeading___Toc580_1240520397" text:style-name="Index_20_Link" text:visited-style-name="Index_20_Link"><text:s/>3 Les postures de l’élève<text:tab/>6</text:a></text:p>
          <text:p text:style-name="P110"><text:a xlink:type="simple" xlink:href="#__RefHeading___Toc582_1240520397" text:style-name="Index_20_Link" text:visited-style-name="Index_20_Link"><text:s/>3.1 Moi comme élève : Chagrin d’école, Daniel Pennac<text:tab/>6</text:a></text:p>
          <text:p text:style-name="P110"><text:a xlink:type="simple" xlink:href="#__RefHeading___Toc584_1240520397" text:style-name="Index_20_Link" text:visited-style-name="Index_20_Link"><text:s/>3.2 Les postures de l’élève (Dominique Bucheron)<text:tab/>6</text:a></text:p>
          <text:p text:style-name="P110"><text:a xlink:type="simple" xlink:href="#__RefHeading___Toc586_1240520397" text:style-name="Index_20_Link" text:visited-style-name="Index_20_Link"><text:s/>3.3 Face au refus<text:tab/>7</text:a></text:p>
          <text:p text:style-name="P110"><text:a xlink:type="simple" xlink:href="#__RefHeading___Toc588_1240520397" text:style-name="Index_20_Link" text:visited-style-name="Index_20_Link"><text:s/>3.4 Faire le deuil<text:tab/>7</text:a></text:p>
          <text:p text:style-name="P110"><text:a xlink:type="simple" xlink:href="#__RefHeading___Toc590_1240520397" text:style-name="Index_20_Link" text:visited-style-name="Index_20_Link"><text:s/>3.5 Caractéristiques du métier d’enseignant et compétences : enjeux actuels, Mireille Cifali, 1991<text:tab/>8</text:a></text:p>
          <text:p text:style-name="P109"><text:a xlink:type="simple" xlink:href="#__RefHeading___Toc606_1240520397" text:style-name="Index_20_Link" text:visited-style-name="Index_20_Link"><text:s/>4 Évaluation ou évaluations<text:tab/>9</text:a></text:p>
          <text:p text:style-name="P110"><text:a xlink:type="simple" xlink:href="#__RefHeading___Toc608_1240520397" text:style-name="Index_20_Link" text:visited-style-name="Index_20_Link"><text:s/>4.1 Des mots pour dire l’évaluation<text:tab/>9</text:a></text:p>
          <text:p text:style-name="P110"><text:a xlink:type="simple" xlink:href="#__RefHeading___Toc610_1240520397" text:style-name="Index_20_Link" text:visited-style-name="Index_20_Link"><text:s/>4.2 Analyse d’évaluations<text:tab/>10</text:a></text:p>
          <text:p text:style-name="P110"><text:a xlink:type="simple" xlink:href="#__RefHeading___Toc624_1240520397" text:style-name="Index_20_Link" text:visited-style-name="Index_20_Link"><text:s/>4.3 Du bulletin trimestriel au bilan trimestriel<text:tab/>11</text:a></text:p>
          <text:p text:style-name="P109"><text:a xlink:type="simple" xlink:href="#__RefHeading___Toc969_1241608457" text:style-name="Index_20_Link" text:visited-style-name="Index_20_Link"><text:s/>5 Former à l’esprit critique<text:tab/>12</text:a></text:p>
          <text:p text:style-name="P110"><text:a xlink:type="simple" xlink:href="#__RefHeading___Toc1048_749443842" text:style-name="Index_20_Link" text:visited-style-name="Index_20_Link"><text:s/>5.1 Contexte et définition<text:tab/>12</text:a></text:p>
          <text:p text:style-name="P110"><text:a xlink:type="simple" xlink:href="#__RefHeading___Toc975_1241608457" text:style-name="Index_20_Link" text:visited-style-name="Index_20_Link"><text:s/>5.2 L’Esprit Critique, Evelyne Charmeux, 16/06/2015<text:tab/>12</text:a></text:p>
          <text:p text:style-name="P110"><text:a xlink:type="simple" xlink:href="#__RefHeading___Toc977_1241608457" text:style-name="Index_20_Link" text:visited-style-name="Index_20_Link"><text:s/>5.3 Nicolas Oblin, sport et capitalisme de l’esprit. Sociologie de l’institution sportive, Igor Martinache, 2009<text:tab/>13</text:a></text:p>
          <text:p text:style-name="P110"><text:a xlink:type="simple" xlink:href="#__RefHeading___Toc981_1241608457" text:style-name="Index_20_Link" text:visited-style-name="Index_20_Link"><text:s/>5.4 Dans les programmes<text:tab/>13</text:a></text:p>
          <text:p text:style-name="P110"><text:a xlink:type="simple" xlink:href="#__RefHeading___Toc987_1241608457" text:style-name="Index_20_Link" text:visited-style-name="Index_20_Link"><text:s/>5.5 L’attitude de l’enseignant<text:tab/>14</text:a></text:p>
          <text:p text:style-name="P110"><text:a xlink:type="simple" xlink:href="#__RefHeading___Toc989_1241608457" text:style-name="Index_20_Link" text:visited-style-name="Index_20_Link"><text:s/>5.6 Développer l’esprit critique en cycle 4<text:tab/>14</text:a></text:p>
          <text:p text:style-name="P109"><text:a xlink:type="simple" xlink:href="#__RefHeading___Toc1010_749443842" text:style-name="Index_20_Link" text:visited-style-name="Index_20_Link"><text:s/>6 Conclusion<text:tab/>15</text:a></text:p>
        </text:index-body>
      </text:table-of-content>
      <text:h text:style-name="P40" text:outline-level="1"/>
      <text:h text:style-name="P45" text:outline-level="1"><text:bookmark-start text:name="__RefHeading___Toc546_1240520397"/>L’identité enseignante<text:bookmark-end text:name="__RefHeading___Toc546_1240520397"/></text:h>
      <text:h text:style-name="P47" text:outline-level="2"><text:bookmark-start text:name="__RefHeading___Toc548_1240520397"/>Le plan de classe<text:bookmark-end text:name="__RefHeading___Toc548_1240520397"/></text:h>
      <text:p text:style-name="P3">Analyse d’un plan de classe projet<text:span text:style-name="T20">é</text:span> à l’écran.</text:p>
      <text:p text:style-name="P3">Le plan de classe est souvent un exercice imposé pour l’enseignant et pour les élèves. Cet outil est en mesure d’améliorer la gestion de classe <text:span text:style-name="T1">et de favoriser les apprentissages de l’ensemble des élèves.</text:span></text:p>
      <text:p text:style-name="P4">En revanche dans l’exemple proposé, le plan de classe est mis en place pour favoriser le bien-être du professeur qui regroupe autour de lui les meilleurs élèves et les plus calmes. Il rejette loin de son bureau les « mauvais » élèves. Ce plan reflète un enseignement magistral effectué à partir de la « chaire » du professeur, voire, du tableau.</text:p>
      <text:p text:style-name="P4">Dans l’idéal, le professeur est amené à habiter sa classe, à y circuler. Dans les contextes d’EPS ou de technologie la notion de plan de classe est peu opérante dans la mesure où le travail s’effectue majoritairement en groupes (îlots) et où les élèves sont amené<text:span text:style-name="T13">s</text:span> à bouger régulièrement dans l’espace d’apprentissage. <text:span text:style-name="T13">En lycée, le plan de classe est moins utilisé, en revanche il est possible de devoir déplacer les élèves durant où après les cours.</text:span></text:p>
      <text:h text:style-name="P47" text:outline-level="2"><text:bookmark-start text:name="__RefHeading___Toc550_1240520397"/>L’enseignant dans la cinématographie<text:bookmark-end text:name="__RefHeading___Toc550_1240520397"/></text:h>
      <text:h text:style-name="P55" text:outline-level="3"><text:bookmark-start text:name="__RefHeading___Toc552_1240520397"/>Mademoiselle Chambon, Stéphane Brizé, 2009<text:bookmark-end text:name="__RefHeading___Toc552_1240520397"/></text:h>
      <text:p text:style-name="P4">La séquence montre un couple qui essa<text:span text:style-name="T20">ie</text:span> d’aider son enfant à faire ses devoirs. Cependant, comme <text:span text:style-name="T20">à</text:span> l’élève la consigne de l’énoncé de l’exercice leur reste intelligible et <text:span text:style-name="T2">ils </text:span><text:s/>renoncent.</text:p>
      <text:p text:style-name="P5">Aujourd’hui l’enseignant est en concurrence avec les autres lieux où le savoir est disponible. En utilisant un jargon inaccessible à la majorité de la population, le monde enseignant risque de bloquer l’envie d’apprendre.</text:p>
      <text:p text:style-name="P79">L’enseignement gagnerait en efficacité/crédibilité en se rendant plus accessible à son environnement au lieu de se retrancher derrière un vocabulaire abscons et un jargon accessibles aux seuls spécialistes.</text:p>
      <text:h text:style-name="P56" text:outline-level="3"><text:bookmark-start text:name="__RefHeading___Toc554_1240520397"/>Entre les murs, Laurent Cantet, 2008<text:bookmark-end text:name="__RefHeading___Toc554_1240520397"/></text:h>
      <text:p text:style-name="P5">La séquence montre un <text:span text:style-name="T3">C</text:span>onseil d’<text:span text:style-name="T3">A</text:span>dministration. La première partie concerne la proposition de l’instauration d’un permis à points pour sanctionner l’indiscipline avec l’établissement d’un barème. La proposition est débattue par les enseignants, les parents d’élèves proposent la valorisation des bons comportements. Sans consensus sur ce point, le principal passe au second point à l’ordre du jour qui est l’augmentation du prix des <text:soft-page-break/>consommations dans la machine à café. Le comptable <text:span text:style-name="T20">fait</text:span> l’historique de la mise en place de la machine.</text:p>
      <text:p text:style-name="P6">Le Conseil d’Administration d’un EPLE regroupe les représentants des différents groupes qui interviennent dans l’établissement l’administration, les personnels et les usagers (parents et élèves). Ici, le groupe <text:span text:style-name="T13">d’</text:span>enseignants confisque la parole au détriment des autres élus et de l’administration. </text:p>
      <text:p text:style-name="P79">Les enseignants agissent comme une corporation attachée à ses prérogatives, réelles ou supposées. L’ouverture des EPLE sur le monde extérieur est souvent ressenti comme une menace par le corps enseignant. </text:p>
      <text:h text:style-name="P57" text:outline-level="3"><text:bookmark-start text:name="__RefHeading___Toc556_1240520397"/>Le cercle des poètes disparus, Peter Weir, 1989<text:bookmark-end text:name="__RefHeading___Toc556_1240520397"/></text:h>
      <text:p text:style-name="P6">La scène correspond à la première heure de cours de l’enseignant, il commence par demandé aux élèves de lire la préface du livre de poésie, puis il les interrompt et leur demande d’arracher les pages du livre car « la poésie ne se mesure pas, elle exprime des sentiments ». <text:span text:style-name="T20">Les élèves le font.</text:span></text:p>
      <text:p text:style-name="P6">Quelle est la place de l’enseignant face à une classe. <text:span text:style-name="T20">Est-il </text:span>dans la séduction, <text:span text:style-name="T20">est-il dans l’émancipation des élèves, dans la construction</text:span> <text:span text:style-name="T20">du leur libre arbitre par les élèves ? <text:s/></text:span></text:p>
      <text:h text:style-name="P58" text:outline-level="3"><text:bookmark-start text:name="__RefHeading___Toc558_1240520397"/>Être et avoir, Nicolas Philibert, 2002<text:bookmark-end text:name="__RefHeading___Toc558_1240520397"/></text:h>
      <text:p text:style-name="P7">La scène montre l’enseignant avec les élèves de maternelle en activité de motricité fine. Il est à l’écoute et fait une rapide évaluation des productions de chaque élève. L’enseignant est bienveillant et à l’écoute de ses élèves, il se met à la hauteur de l’élève, en proximité physique avec eux et utilise un ton de voix doux.</text:p>
      <text:p text:style-name="P7">La distance entre <text:span text:style-name="T21">l’enseignant </text:span>et les élèves <text:span text:style-name="T21">diffère</text:span> en fonction des niveaux. </text:p>
      <text:h text:style-name="P58" text:outline-level="3"><text:bookmark-start text:name="__RefHeading___Toc560_1240520397"/>Conclusion<text:bookmark-end text:name="__RefHeading___Toc560_1240520397"/></text:h>
      <text:p text:style-name="P7">L’identité de l’enseignant est différente en fonction du contexte géographique où elle s’exerce, <text:span text:style-name="T13">de l’âge des élèves</text:span> (école, collège, lycée, …) <text:span text:style-name="T13">et </text:span>du contexte social (REP+, centre ville, ruralité). </text:p>
      <text:p text:style-name="P82"><text:span text:style-name="T21">Ni parent, ni copain, ni grand frère, l</text:span>’enseignant est un adulte référent <text:span text:style-name="T21">qui adopte une distance pédagogique en fonction de l’âge de ses élèves, de la situation. C’est un adulte </text:span>dentifiable par l’élève <text:span text:style-name="T21">sur lequel il peut compter pour grandir, apprendre et se construire dans une relation de confiance et de respect mutuel.</text:span></text:p>
      <text:h text:style-name="P48" text:outline-level="2"/>
      <text:h text:style-name="P53" text:outline-level="2"><text:bookmark-start text:name="__RefHeading___Toc562_1240520397"/>Un aspect du monde enseignant<text:bookmark-end text:name="__RefHeading___Toc562_1240520397"/></text:h>
      <text:p text:style-name="P35">Présentation d’une saynète qui présente l’élaboration d’un EPI entre EPS, SVT et Techno. Certains enseignants sont hostiles à la mise en place de la réforme et le font à contre cœur, d’autres sont enthousiastes et voit l’intérêt de l’interdisciplinarité, enfin d’autres sont indifférents du moment que çà ne perturbe pas leurs habitudes. </text:p>
      <text:p text:style-name="P36">La réforme du collège a été dans de nombreux établissements une contrainte subie et a rencontré de l’hostilité. En tant que fonctionnaire, l’enseignant se doit de mettre en œuvre la politique définit au niveau nationale.</text:p>
      <text:h text:style-name="P41" text:outline-level="1"><text:bookmark-start text:name="__RefHeading___Toc564_1240520397"/>La professionnalisation du métier d’enseignant<text:bookmark-end text:name="__RefHeading___Toc564_1240520397"/></text:h>
      <text:h text:style-name="P47" text:outline-level="2"><text:bookmark-start text:name="__RefHeading___Toc566_1240520397"/>Étude de texte 1 : Professionnalisation du métier d’enseignant, formation en alternance et pratique réflexive, Pierre Perrenoud, 1994<text:bookmark-end text:name="__RefHeading___Toc566_1240520397"/></text:h>
      <text:p text:style-name="P8">Le métier d’enseignant est divers mais soumis à trois principales tendances :</text:p>
      <text:list xml:id="list4186719799069554540" text:style-name="L1">
        <text:list-item>
          <text:p text:style-name="P94">« efficac<text:span text:style-name="T21">ité</text:span> pédagogique » : les actions éducatives doivent être évaluées ;</text:p>
        </text:list-item>
        <text:list-item>
          <text:p text:style-name="P94">« efficac<text:span text:style-name="T21">ité</text:span> économique » : faire plus <text:span text:style-name="T14">ou mieux </text:span>avec moins ;</text:p>
        </text:list-item>
        <text:list-item>
          <text:p text:style-name="P71">dé-sacralisation et individualis<text:span text:style-name="T21">ation</text:span> <text:span text:style-name="T21">du</text:span> parcours des élèves.</text:p>
        </text:list-item>
      </text:list>
      <text:p text:style-name="P8">L’enseignant exerce-t-il un métier, c’est à dire <text:span text:style-name="T21">l’</text:span>exécut<text:span text:style-name="T21">ion</text:span> du programme et de contenu élaboré par d’autres « hors classe » ou une profession, au sens d’une pratique guidée par des savoirs, des compétences et une éthique, qui implique autonomie et transparence de sa pratique pédagogique ? </text:p>
      <text:p text:style-name="P8">S’il est professionnel de l’éducation, l’enseignant rend des comptes et <text:span text:style-name="T21">a </text:span>une pratique réflexive sur son travail.</text:p>
      <text:h text:style-name="P47" text:outline-level="2"><text:bookmark-start text:name="__RefHeading___Toc572_1240520397"/>Étude de texte 2 : Métier, pratiques et travail des enseignants : perspective de recherche en éducation, Olivier Maulini, 2010<text:bookmark-end text:name="__RefHeading___Toc572_1240520397"/></text:h>
      <text:p text:style-name="P9"><text:span text:style-name="T22">Pour l’auteur, le travail de l’enseignant est mal</text:span> <text:span text:style-name="T14">(re)</text:span>conn<text:span text:style-name="T22">u</text:span>, part <text:span text:style-name="T22">l</text:span>es idées que l’on s’en fait (çà devrait se passer comme çà) et parce que l<text:span text:style-name="T22">e corps enseignant </text:span>pense qu’être objet d’étude contribue au déclin de l’autorité.</text:p>
      <text:p text:style-name="P9">Cependant les positions évoluent. <text:span text:style-name="T22">En effet, </text:span>pour pouvoir organiser l’école, il faut savoir ce qui s’y passe et les enseignants ressent<text:span text:style-name="T15">ent</text:span> le besoin de définir ce qu’est enseigner pour en retrouver le sens.</text:p>
      <text:p text:style-name="P9"/>
      <text:p text:style-name="P106">L’auteur définit trois axes de recherche :</text:p>
      <text:list xml:id="list2034684336671550185" text:style-name="L2">
        <text:list-item>
          <text:p text:style-name="P95">l’évolution du métier (statut, rémunération, standardisation, organisation, …) ;</text:p>
        </text:list-item>
        <text:list-item>
          <text:p text:style-name="P95">les variables qui gouvernent les pratiques (rapport au savoir, rapport au pouvoir, les contraintes et les attentes ext<text:span text:style-name="T15">é</text:span>rieures, …) ;</text:p>
        </text:list-item>
        <text:list-item>
          <text:p text:style-name="P72">les caractéristiques du travail d’enseignant (tâches de l’enseignant, le métier d’élève, les interactions élèves/enseignants, …).</text:p>
        </text:list-item>
      </text:list>
      <text:p text:style-name="P9">L’auteur conclue sur trois recommandations, sur l’organisation et l’évolution du travail scolaire, la part prise par les enseignants dans l’évolution de leurs pratiques et face au injonctions et contraintes et enfin, le lien entre les savoirs scolaires, les pratiques de l’enseignant et le savoir dans la vie des personnes.</text:p>
      <text:h text:style-name="Heading_20_2" text:outline-level="2"><text:bookmark-start text:name="__RefHeading___Toc576_1240520397"/>Discussion<text:bookmark-end text:name="__RefHeading___Toc576_1240520397"/></text:h>
      <text:p text:style-name="P83"><text:span text:style-name="T22">Le </text:span>texte <text:span text:style-name="T22">en </text:span><text:span text:style-name="T22"><text:bookmark-ref text:reference-format="chapter" text:ref-name="__RefHeading___Toc566_1240520397">2.1</text:bookmark-ref></text:span><text:span text:style-name="T22"> </text:span>d<text:span text:style-name="T22">ate de</text:span> 1994. <text:span text:style-name="T22">Il </text:span>pré-figure la mise en place des ESPE où les stagiaires sont appelés non seulement à acquérir des connaissances mais aussi à réfléchir sur leur pratique pédagogique notamment à travers l’écrit réflexif qui leur est demandé. <text:span text:style-name="T22">Cependant, une tension perdure entre « traditionalistes » qui s’appuient sur une pratique héritée de l’Instruction Nationale et « pédagogues » plus orientés sur le bien-être de l’élève/enfant.</text:span></text:p>
      <text:p text:style-name="P10">Les adjectifs fournis <text:span text:style-name="T22">par le groupe </text:span>pour qualifier un enseignant ont été :</text:p>
      <table:table table:name="Tableau1" table:style-name="Tableau1">
        <table:table-column table:style-name="Tableau1.A" table:number-columns-repeated="3"/>
        <table:table-row>
          <table:table-cell table:style-name="Tableau1.A1" office:value-type="string">
            <text:p text:style-name="P37">Relationnel</text:p>
          </table:table-cell>
          <table:table-cell table:style-name="Tableau1.A1" office:value-type="string">
            <text:p text:style-name="P37">Bricoleur</text:p>
          </table:table-cell>
          <table:table-cell table:style-name="Tableau1.C1" office:value-type="string">
            <text:p text:style-name="P37">Personnalité</text:p>
          </table:table-cell>
        </table:table-row>
        <table:table-row>
          <table:table-cell table:style-name="Tableau1.A2" office:value-type="string">
            <text:p text:style-name="P37">A l’écoute</text:p>
            <text:p text:style-name="P37">Respectueux</text:p>
            <text:p text:style-name="P37">juste</text:p>
            <text:p text:style-name="P37">Bienveillant</text:p>
            <text:p text:style-name="P37">attentif et patient</text:p>
            <text:p text:style-name="P37">empathique</text:p>
            <text:p text:style-name="P37">réactif</text:p>
            <text:p text:style-name="P37">accompagnant</text:p>
          </table:table-cell>
          <table:table-cell table:style-name="Tableau1.A2" office:value-type="string">
            <text:p text:style-name="P37">Inventif</text:p>
            <text:p text:style-name="P37">persévérant/adaptable</text:p>
            <text:p text:style-name="P37">rigoureux</text:p>
            <text:p text:style-name="P37">apprenant</text:p>
            <text:p text:style-name="P37">autonome</text:p>
            <text:p text:style-name="P37">organisé</text:p>
          </table:table-cell>
          <table:table-cell table:style-name="Tableau1.C2" office:value-type="string">
            <text:p text:style-name="P37">Passionné</text:p>
            <text:p text:style-name="P37">dynamique</text:p>
            <text:p text:style-name="P37">optimiste</text:p>
            <text:p text:style-name="P37">souriant</text:p>
            <text:p text:style-name="P37">résil<text:span text:style-name="T15">i</text:span>ent</text:p>
          </table:table-cell>
        </table:table-row>
      </table:table>
      <text:p text:style-name="P10">Dans cette liste <text:span text:style-name="T15">des stagiaires, notons</text:span> <text:span text:style-name="T22">l’</text:span>absen<text:span text:style-name="T22">ce</text:span> les adjectifs relatifs aux savoirs. <text:span text:style-name="T15">En revanche, p</text:span>our les élèves, les enseignants sont bons quand ils maîtrisent les savoirs, sont passionnés, et donnent de l’espace à la parole des élèves.</text:p>
      <text:p text:style-name="P75"><text:span text:style-name="T22">L’enseignant apparaît donc comme un professionnel qui suscite </text:span>la parole de l’élève, la laisse germer. <text:span text:style-name="T15">L’enseignant</text:span> <text:span text:style-name="T23">apparaît donc en tension entre laisser aux élèves le </text:span>temps <text:span text:style-name="T23">de s’interroger </text:span>et <text:span text:style-name="T23">de </text:span>formul<text:span text:style-name="T15">er leurs</text:span> réponse<text:span text:style-name="T15">s et l’impératif de « finir » le programme dans la durée impartie</text:span>. <text:span text:style-name="T23">De ce point de vue, la généralisation du travail en cycle tout au long de la scolarité obligatoire apparaît comme un élément favorisant l’apprentissage par chaque élève à son rythme.</text:span> L’enseignant par son attitude et sa posture incarne sa fonction. <text:s/>Malgré les difficultés et les obstacles, <text:span text:style-name="T23">l’enseignant croit </text:span>en l’éducabilité de chaque élève et <text:span text:style-name="T23">est</text:span> authentiquement bienveillant.</text:p>
      <text:h text:style-name="P47" text:outline-level="2"><text:bookmark-start text:name="__RefHeading___Toc578_1240520397"/><text:soft-page-break/><text:a xlink:type="simple" xlink:href="https://www.youtube.com/watch?v=ftaQ0LDc0Ug" text:style-name="Internet_20_link" text:visited-style-name="Visited_20_Internet_20_Link">Les postures de l’enseignant</text:a> <text:span text:style-name="T4">(Dominique Bucheron)</text:span><text:bookmark-end text:name="__RefHeading___Toc578_1240520397"/></text:h>
      <text:p text:style-name="P10">La posture peut être définie comme une manière cognitive et langagière de s’emparer d’une tâche. Pour l’enseignant <text:span text:style-name="T15">les postures</text:span> relèvent de six champs :</text:p>
      <text:list xml:id="list3564131485074306769" text:style-name="L3">
        <text:list-item>
          <text:p text:style-name="P96"><text:span text:style-name="T23">L’a</text:span>ccompagnement ;</text:p>
        </text:list-item>
        <text:list-item>
          <text:p text:style-name="P96">L’enseignement ;</text:p>
        </text:list-item>
        <text:list-item>
          <text:p text:style-name="P96">Le lâcher prise (laisser faire les élèves par eux-mêmes) ;</text:p>
        </text:list-item>
        <text:list-item>
          <text:p text:style-name="P97">Le contrôle qui s’oppose au lâcher-prise <text:span text:style-name="T16">(</text:span>souvent l’attitude des jeunes enseignants<text:span text:style-name="T16">)</text:span> ;</text:p>
        </text:list-item>
        <text:list-item>
          <text:p text:style-name="P96">Le sur-étayage, autre visage du contrôle, il encadre trop les élèves pour qu’ils puissent faire des erreurs et l’effort de chercher et trouver la solution ;</text:p>
        </text:list-item>
        <text:list-item>
          <text:p text:style-name="P74">Le magicien.</text:p>
        </text:list-item>
      </text:list>
      <text:p text:style-name="P11">En cours de séance, un enseignant passe d’une attitude à une autre, en contrôle en début de séance pour lancer les activités, accomplir les tâches administratives, et fin de séance pour le rangement de la salle, le travail de synthèse. En milieu de séance, l’enseignant peut opter pour le lâcher-prise et faire travailler les élèves en autonomie.</text:p>
      <text:h text:style-name="P42" text:outline-level="1"><text:bookmark-start text:name="__RefHeading___Toc580_1240520397"/>Les postures de l’élève<text:bookmark-end text:name="__RefHeading___Toc580_1240520397"/></text:h>
      <text:h text:style-name="P49" text:outline-level="2"><text:bookmark-start text:name="__RefHeading___Toc582_1240520397"/>Moi comme élève : Chagrin d’école, Daniel Pennac<text:bookmark-end text:name="__RefHeading___Toc582_1240520397"/></text:h>
      <text:p text:style-name="P12">Pourquoi devient-on enseignant, et pourquoi le choix d’une matière au détriment d’une autre ? Quel est le modèle conscient ou inconscient qui motive et modèle notre style comme enseignant ?</text:p>
      <text:p text:style-name="P13">Quoique déprécié, le statut d’enseignant confère aussi un statut social (réel ou imaginaire). Il contribue à l’image que l’on a de soi et la réussite des élèves peut contribuer à sa propre valorisation.</text:p>
      <text:p text:style-name="P13">Le choix de la discipline est lié à sa sensibilité personnelle, son lien et son appétence avec la matière enseignée et l’importance sociétale de la matière.</text:p>
      <text:h text:style-name="P49" text:outline-level="2"><text:bookmark-start text:name="__RefHeading___Toc584_1240520397"/><text:a xlink:type="simple" xlink:href="https://www.youtube.com/watch?v=EJFEio6J2CI" text:style-name="Internet_20_link" text:visited-style-name="Visited_20_Internet_20_Link">Les postures de l’élève</text:a> (Dominique Bucheron)<text:bookmark-end text:name="__RefHeading___Toc584_1240520397"/></text:h>
      <text:p text:style-name="P13">Dominique Bucheron identifie <text:span text:style-name="T23">cinq</text:span> postures principales pour les élèves :</text:p>
      <text:list xml:id="list5600074844063637681" text:style-name="L4">
        <text:list-item>
          <text:p text:style-name="P98">La posture scolaire : l’élève essaye de se caler sur les attendus du professeur ;</text:p>
        </text:list-item>
        <text:list-item>
          <text:p text:style-name="P98">La posture première : l’élève se lance dans l’activité sans trop réfléchir ;</text:p>
        </text:list-item>
        <text:list-item>
          <text:p text:style-name="P98">La posture ludo-créative : l’élève se détourne de la tâche assignée pour la re-prescrire à son gré ;</text:p>
        </text:list-item>
        <text:list-item>
          <text:p text:style-name="P98">La posture réflexive : l’élève <text:span text:style-name="T23">est</text:span> dans l’agir et rev<text:span text:style-name="T23">ient</text:span> sur cet agir pour en comprendre les finalités, les ratés et les apports ;</text:p>
        </text:list-item>
        <text:list-item>
          <text:p text:style-name="P76"><text:soft-page-break/>La posture de refus : l’élève refuse de faire, d’apprendre. <text:span text:style-name="T5">Ce refus de se conformer doit être pris au sérieux comme indicateur de problèmes identitaires, psycho-affectifs, de violences symboliques ou réelles subies par les élèves.</text:span></text:p>
        </text:list-item>
      </text:list>
      <text:p text:style-name="P14">Les élèves change<text:span text:style-name="T16">nt</text:span> d’attitude en cours de séance. L’élève en difficultés adoptera principalement les attitudes scolaires, premières voire de refus. Les « bons » élèves adopteront l’ensemble des attitudes. Le travail de l’enseignant est de permettre à chaque élève d’adopter toutes ces attitudes, et l’élève peut refuser s’il argumente son refus. </text:p>
      <text:p text:style-name="P14">La posture de l’enseignant induit la posture des élèves. L’attitude de contrôle appelle une attitude scolaire et première. L’attitude du lâcher-prise appelle les attitudes ludo-créative et <text:s/>réflexive. <text:span text:style-name="T16">En miroir, l</text:span>a posture des élèves influence l’attitude de l’enseignant.</text:p>
      <text:h text:style-name="P49" text:outline-level="2"><text:bookmark-start text:name="__RefHeading___Toc586_1240520397"/>Face au refus<text:bookmark-end text:name="__RefHeading___Toc586_1240520397"/></text:h>
      <text:p text:style-name="P14">En groupe de 3 à 4, nous avons donn<text:span text:style-name="T16">é</text:span> des exemples d’attitude de refus de la part des élèves et des solutions ou de l’absence de solutions trouvées. Puis nous avons exposé l’une des situations.</text:p>
      <text:p text:style-name="P14">L’ensemble des situations choisies par les groupes émanait des professeurs d’EPS. En effet, en technologie, les attitudes de refus sont plus diffuses, il y a peu de refus frontaux mais plus une absence de faire après la mise en activité et lorsque l’élève est en autonomie.</text:p>
      <text:p text:style-name="P15">Le refus de l’élève peut venir de plusieurs sources, l’impossibilité réelle ou supposées pour l’élève d’accomplir la tâche, le rapport effort/gain considéré comme disproportionné par l’élève, la volonté de s’affirmer face à l’enseignant, …</text:p>
      <text:p text:style-name="P15">L’enseignant <text:span text:style-name="T24">offre</text:span> des portes de sorties à l’élève tout en préservant son autorité. Le cas échéant il <text:span text:style-name="T24">choisit </text:span>un traitement à froid.</text:p>
      <text:h text:style-name="P50" text:outline-level="2"><text:bookmark-start text:name="__RefHeading___Toc588_1240520397"/>Faire le deuil<text:bookmark-end text:name="__RefHeading___Toc588_1240520397"/></text:h>
      <text:p text:style-name="P16">Dans ce texte, l’auteur constate que l’on peut choisir de devenir enseignant pour être au centre alors qu’il préconise un enseignant aux côtés de l’élève qui agît en autonomie. L’auteur insiste sur le fait qu’il faut être enseignant avant d’être enseignant d’une matière même si elle est à l’origine de notre « vocation ». Enfin l’auteur invite les enseignant à faire le deuil des ambitions démesurées et de la toute puissance.</text:p>
      <text:h text:style-name="P51" text:outline-level="2"/>
      <text:h text:style-name="P54" text:outline-level="2"><text:bookmark-start text:name="__RefHeading___Toc590_1240520397"/>Caractéristiques du métier d’enseignant et compétences : enjeux actuels, Mireille Cifali, 1991<text:bookmark-end text:name="__RefHeading___Toc590_1240520397"/></text:h>
      <text:p text:style-name="P17">L’auteure s’adresse avant tout aux formateurs des futurs formés. Elle vise à définir les capacités et connaissances associées au métier de formateur.</text:p>
      <text:h text:style-name="P59" text:outline-level="3"><text:bookmark-start text:name="__RefHeading___Toc592_1240520397"/>Un métier de l’humain<text:bookmark-end text:name="__RefHeading___Toc592_1240520397"/></text:h>
      <text:p text:style-name="P17">Le métier de formateur s’exerce dans l’interaction entre être humain qui est avant tout une relation d’altérité sur laquelle chacun peut poser des pré-supposés et des méconnaissances. Il s’agit d’un métier de l’intersubjectivité dans lequel deux sujets entre en relation. En conséquence, être professionnel implique d’accepter et (re)connaître sa part de subjectivité.</text:p>
      <text:h text:style-name="P59" text:outline-level="3"><text:bookmark-start text:name="__RefHeading___Toc594_1240520397"/>Un métier engagé dans l’institutionnel et le social<text:bookmark-end text:name="__RefHeading___Toc594_1240520397"/></text:h>
      <text:p text:style-name="P18">L’humain enseignant exerce dans le cadre d’une institution qui cherche à modeler et enfermer l’individu. Le professionnel doit faire l’effort de s’en affranchir.</text:p>
      <text:p text:style-name="P18">Il s’agit aussi d’un métier social qui s’exerce avec des groupes qui peuvent devenir communautés de vie <text:span text:style-name="T17">ce </text:span>qui implique des règles de vie. Car, le vivre ensemble se construit comme se construit le vivre avec soi-même. Ceci implique pour le corps enseignant de sortir de sa zone de confort actuel pour devenir éclaireur dans la société.</text:p>
      <text:h text:style-name="P60" text:outline-level="3"><text:bookmark-start text:name="__RefHeading___Toc596_1240520397"/><text:span text:style-name="T6">Un m</text:span>étier de transmission des savoirs<text:bookmark-end text:name="__RefHeading___Toc596_1240520397"/></text:h>
      <text:p text:style-name="P18">Le métier de formateur est de permettre à l’autre d’apprendre et de s’approprier des savoirs. Pour le faire il a besoin d’éveiller puis de cultiver le désir d’apprendre chez l’autre. <text:span text:style-name="T6">Ce désir est singulier et propre à chaque individu. En conséquence il n’existe pas de recette unique applicable à tous.</text:span></text:p>
      <text:p text:style-name="P19">Associer au désir, le formateur doit donner du sens au savoir afin que l’élève soit intimement convaincu de l’intérêt de ce que peut lui apporter ce qu’il apprend. </text:p>
      <text:h text:style-name="P61" text:outline-level="3"><text:bookmark-start text:name="__RefHeading___Toc598_1240520397"/>Un métier complexe<text:bookmark-end text:name="__RefHeading___Toc598_1240520397"/></text:h>
      <text:p text:style-name="P19">Il s’agit de reconnaître l’importance de l’articulation entre les différents sous-ensembles et de relativiser son approche car chaque situation est singulière et co-transforme ses protagonistes. La complexité du métier conduit à des difficultés pour se repérer et se former.</text:p>
      <text:h text:style-name="P62" text:outline-level="3"/>
      <text:h text:style-name="P69" text:outline-level="3"><text:bookmark-start text:name="__RefHeading___Toc600_1240520397"/>Un métier que l’on peut qualifier de praxis<text:bookmark-end text:name="__RefHeading___Toc600_1240520397"/></text:h>
      <text:p text:style-name="P19">La principale difficulté de la praxis définie com<text:span text:style-name="T7">m</text:span>e « ce faire dans lequel l’autre ou les autres sont visés comme l’agent essentiel du développement de leur propre autonomie », <text:span text:style-name="T7">est d’articuler théorie et pratique. </text:span></text:p>
      <text:p text:style-name="P20">En tant que praxis, ce métier exige d’avantage une compréhension qu’une explication qui n’est possible qu’après coup. </text:p>
      <text:h text:style-name="P63" text:outline-level="3"><text:bookmark-start text:name="__RefHeading___Toc602_1240520397"/>Remarques<text:bookmark-end text:name="__RefHeading___Toc602_1240520397"/></text:h>
      <text:p text:style-name="P20">La profession d’enseignant est traversée par des conflits récurrents entre l’instruction et l’éducation, le savoir et la relation, la technique et l’amour, …</text:p>
      <text:h text:style-name="P63" text:outline-level="3"><text:bookmark-start text:name="__RefHeading___Toc604_1240520397"/>Capacités et connaissances<text:bookmark-end text:name="__RefHeading___Toc604_1240520397"/></text:h>
      <text:p text:style-name="P20">Le texte se conclue sur les capacités, c’est à dire des potentialités toujours en acquisition/construction comme se maintenir dans la passion de l’altérité, être en position de recherche et d’interrogation et, les connaissances du système scolaire et de ses structures que doit acquérir le formateur. </text:p>
      <text:p text:style-name="P21">Pour l’auteure l’éveil des capacités décrites chez le formés résulte directement de leur présence chez le formateur et de sa capacité à les articuler dans son discours et ses actions de formation.</text:p>
      <text:h text:style-name="P42" text:outline-level="1"><text:bookmark-start text:name="__RefHeading___Toc606_1240520397"/>Évaluation ou évaluations<text:bookmark-end text:name="__RefHeading___Toc606_1240520397"/></text:h>
      <text:h text:style-name="P49" text:outline-level="2"><text:bookmark-start text:name="__RefHeading___Toc608_1240520397"/>Des mots pour dire l’évaluation<text:bookmark-end text:name="__RefHeading___Toc608_1240520397"/></text:h>
      <table:table table:name="Tableau2" table:style-name="Tableau2">
        <table:table-column table:style-name="Tableau2.A" table:number-columns-repeated="2"/>
        <table:table-row>
          <table:table-cell table:style-name="Tableau2.A1" office:value-type="string">
            <text:p text:style-name="P39">Côté professeurs</text:p>
          </table:table-cell>
          <table:table-cell table:style-name="Tableau2.B1" office:value-type="string">
            <text:p text:style-name="P39">Côté élèves</text:p>
          </table:table-cell>
        </table:table-row>
        <table:table-row>
          <table:table-cell table:style-name="Tableau2.A2" office:value-type="string">
            <text:p text:style-name="P38">Notes</text:p>
          </table:table-cell>
          <table:table-cell table:style-name="Tableau2.B2" office:value-type="string">
            <text:p text:style-name="P38">Notes</text:p>
          </table:table-cell>
        </table:table-row>
        <table:table-row>
          <table:table-cell table:style-name="Tableau2.A2" office:value-type="string">
            <text:p text:style-name="P38">Stress appréhension</text:p>
          </table:table-cell>
          <table:table-cell table:style-name="Tableau2.B2" office:value-type="string">
            <text:p text:style-name="P38">Stress appréhension</text:p>
          </table:table-cell>
        </table:table-row>
        <table:table-row>
          <table:table-cell table:style-name="Tableau2.A2" office:value-type="string">
            <text:p text:style-name="P38">Feedback</text:p>
          </table:table-cell>
          <table:table-cell table:style-name="Tableau2.B2" office:value-type="string">
            <text:p text:style-name="P38"/>
          </table:table-cell>
        </table:table-row>
        <table:table-row>
          <table:table-cell table:style-name="Tableau2.A2" office:value-type="string">
            <text:p text:style-name="P38">Compréhension</text:p>
          </table:table-cell>
          <table:table-cell table:style-name="Tableau2.B2" office:value-type="string">
            <text:p text:style-name="P38">Compréhension</text:p>
          </table:table-cell>
        </table:table-row>
        <table:table-row>
          <table:table-cell table:style-name="Tableau2.A2" office:value-type="string">
            <text:p text:style-name="P38">Transmission</text:p>
          </table:table-cell>
          <table:table-cell table:style-name="Tableau2.B2" office:value-type="string">
            <text:p text:style-name="P38"/>
          </table:table-cell>
        </table:table-row>
        <table:table-row>
          <table:table-cell table:style-name="Tableau2.A2" office:value-type="string">
            <text:p text:style-name="P38"/>
          </table:table-cell>
          <table:table-cell table:style-name="Tableau2.B2" office:value-type="string">
            <text:p text:style-name="P38">Apprentissage</text:p>
          </table:table-cell>
        </table:table-row>
        <table:table-row>
          <table:table-cell table:style-name="Tableau2.A2" office:value-type="string">
            <text:p text:style-name="P38">Compétence</text:p>
          </table:table-cell>
          <table:table-cell table:style-name="Tableau2.B2" office:value-type="string">
            <text:p text:style-name="P38">Compétence</text:p>
          </table:table-cell>
        </table:table-row>
        <table:table-row>
          <table:table-cell table:style-name="Tableau2.A2" office:value-type="string">
            <text:p text:style-name="P38">Objectif/subjectif</text:p>
          </table:table-cell>
          <table:table-cell table:style-name="Tableau2.B2" office:value-type="string">
            <text:p text:style-name="P38"/>
          </table:table-cell>
        </table:table-row>
      </table:table>
      <text:p text:style-name="P22">Certains mots concernent aussi bien les élèves que les professeurs. Il est nécessaire d’être attentif à ses pré-jugés lorsque l’on corrige une évaluation afin d’être le plus objectif possible. <text:span text:style-name="T8">Parmi les filtres qui perturbent notre objectivité, fille/garçon, comportement, effet de classe, classe sociale.</text:span></text:p>
      <text:h text:style-name="P49" text:outline-level="2"><text:bookmark-start text:name="__RefHeading___Toc610_1240520397"/><text:soft-page-break/>Analyse d’évaluations<text:bookmark-end text:name="__RefHeading___Toc610_1240520397"/></text:h>
      <text:p text:style-name="P23">Dans cette partie, nous analysons différentes évaluations d’EPS et de Technologie et répondons aux questions suivantes :</text:p>
      <text:list xml:id="list8914012950218279507" text:style-name="L5">
        <text:list-item>
          <text:p text:style-name="P99">A quel moment de la séquence intervient l’évaluation ?</text:p>
        </text:list-item>
        <text:list-item>
          <text:p text:style-name="P99">Quels sont les enjeux d’apprentissage visés ?</text:p>
        </text:list-item>
        <text:list-item>
          <text:p text:style-name="P99">Quels compétences l’élève a-t-il construit ?</text:p>
        </text:list-item>
        <text:list-item>
          <text:p text:style-name="P99">Qu’est-ce qui permet à l’élève d’en avoir une conscience précise ?</text:p>
        </text:list-item>
      </text:list>
      <text:h text:style-name="P64" text:outline-level="3"><text:bookmark-start text:name="__RefHeading___Toc612_1240520397"/>Évaluation d’EPS<text:bookmark-end text:name="__RefHeading___Toc612_1240520397"/></text:h>
      <text:p text:style-name="P24">Compétences évaluées à différents moment<text:span text:style-name="T18">s</text:span> de la séquence et une évaluation globale à la fin de la séquence.</text:p>
      <text:p text:style-name="P24">La démarche réflexive visée est de gagner du temps en relais avec le remplissage d’une fiche avec les différents rôles pris par l’élève successivement.</text:p>
      <text:p text:style-name="P24">Les compétences visées sont motrices et sociales.</text:p>
      <text:h text:style-name="P64" text:outline-level="3"><text:bookmark-start text:name="__RefHeading___Toc614_1240520397"/>Évaluation STI<text:bookmark-end text:name="__RefHeading___Toc614_1240520397"/></text:h>
      <text:p text:style-name="P24">Elle intervient à la fin de la séquence. </text:p>
      <text:p text:style-name="P77">Il s’agit d’une évaluation classique de connaissances. Dans le contexte actuel elle interroge sur la notion de compétences. Sont-elles prises en compte et comment ? </text:p>
      <text:h text:style-name="P64" text:outline-level="3"><text:bookmark-start text:name="__RefHeading___Toc616_1240520397"/>Évolutions possibles<text:bookmark-end text:name="__RefHeading___Toc616_1240520397"/></text:h>
      <text:p text:style-name="P87">Pour améliorer l’efficacité des évaluations, il est recommandé d’écrire les compétences évaluées, de favoriser l’évaluation sur les compétences et de restreindre l’évaluation sur les seules connaissances. </text:p>
      <text:p text:style-name="P87">Il est aussi possible de mettre en place une évaluation par les pairs et de développer les évaluations formatives.</text:p>
      <text:p text:style-name="P24"><text:span text:style-name="T25">L’objectif de l’évaluation est d’a</text:span>ider l’élève à se situer <text:span text:style-name="T25">par rapport aux compétences à acquérir </text:span>et <text:span text:style-name="T25">à </text:span>lui donner l’envie d’apprendre. Les objectifs visés doivent donc être clairs et explicités et la correction doit permettre à l’élève de comprendre <text:span text:style-name="T25">en </text:span>quoi il ne s<text:span text:style-name="T25">on</text:span>t pas atteint<text:span text:style-name="T25">s</text:span>. </text:p>
      <text:p text:style-name="P24">Apprendre <text:span text:style-name="T25">implique la </text:span>confront<text:span text:style-name="T25">ation</text:span> à une difficulté qui demande de recourir à des ressources internes et des ressources externes ajustées à ses capacités. Pour apprendre l’élève doit disposer de méthodes et d’outils.</text:p>
      <text:h text:style-name="P66" text:outline-level="3"/>
      <text:h text:style-name="P70" text:outline-level="3"><text:bookmark-start text:name="__RefHeading___Toc618_1240520397"/>Faut-il avoir peur de l’évaluation, Charles Hadji, de Boeck, 2012<text:bookmark-end text:name="__RefHeading___Toc618_1240520397"/></text:h>
      <text:p text:style-name="P25">La compétence comme objet d’évaluation doit permettre à l’élève de construire une intelligence de la situation. </text:p>
      <text:p text:style-name="P25">Une tâche complexe permet à l’élève de ré-investir un savoir dans un autre contexte au service d’un produit fini, d’un projet. Une tâche difficile est une t<text:span text:style-name="T18">â</text:span>che qui permet de progresser, de passer à un niveau plus complexe.</text:p>
      <text:p text:style-name="P25">Pour apprendre, il est nécessaire d’avoir un enjeu qui motive tout en restant accessible.</text:p>
      <text:p text:style-name="P25">Dans nos enseignements est-ce-que nous problématisons, en quoi amenons-nous nos élèves à trouver les solutions et en quoi demandons nous à nos élèves ce qu’il font pour arriver à la solution ou à expliquer ou il bloque.</text:p>
      <text:h text:style-name="P65" text:outline-level="3"><text:bookmark-start text:name="__RefHeading___Toc620_1240520397"/>Évaluation des élèves : la constante macabre, çà suffit<text:bookmark-end text:name="__RefHeading___Toc620_1240520397"/></text:h>
      <text:p text:style-name="P25">L’enseignant peut croire que mettre de mauvaises notes peut le crédibiliser par rapport aux élèves, aux parents, aux collègues, à l’institution, ….</text:p>
      <text:p text:style-name="P25">Le texte remet en question le statut de l’évaluation, il casse le mythe de l’é<text:span text:style-name="T9">valuation comme élément de classement, comme lieu pour piéger l’élève ou un moyen de le mettre en échec. </text:span></text:p>
      <text:p text:style-name="P26">L’auteur propose de passer à une évaluation positive et à ne retenir que les compétences visées sans pénaliser les erreurs si le contrat est rempli.</text:p>
      <text:h text:style-name="P67" text:outline-level="3"><text:bookmark-start text:name="__RefHeading___Toc622_1240520397"/>L’annotation<text:bookmark-end text:name="__RefHeading___Toc622_1240520397"/></text:h>
      <text:p text:style-name="P27">Lors des corrections d’évaluation le professeur peut être amené à annoter la copie pour :</text:p>
      <text:list xml:id="list5542116305738592591" text:style-name="L6">
        <text:list-item>
          <text:p text:style-name="P100">Expliquer ;</text:p>
        </text:list-item>
        <text:list-item>
          <text:p text:style-name="P100">Communiquer des informations aux élèves/parents ;</text:p>
        </text:list-item>
        <text:list-item>
          <text:p text:style-name="P100"><text:span text:style-name="T25">M</text:span>otiver, féliciter, admonester ;</text:p>
        </text:list-item>
        <text:list-item>
          <text:p text:style-name="P100"><text:span text:style-name="T25">Conseiller</text:span>, formuler des manques, donner la bonne réponse ;</text:p>
        </text:list-item>
        <text:list-item>
          <text:p text:style-name="P104"><text:span text:style-name="T25">D</text:span>onner une compétence générale.</text:p>
        </text:list-item>
      </text:list>
      <text:p text:style-name="P87">Pour être lue l’annotation revêt un caractère positif, elle est lisible et pertinente tout au long de la copie.</text:p>
      <text:h text:style-name="P49" text:outline-level="2"><text:bookmark-start text:name="__RefHeading___Toc624_1240520397"/><text:span text:style-name="T9">Du bulletin trimestriel au </text:span>bilan trimestriel<text:bookmark-end text:name="__RefHeading___Toc624_1240520397"/></text:h>
      <text:h text:style-name="P68" text:outline-level="3"><text:bookmark-start text:name="__RefHeading___Toc626_1240520397"/>Le bilan trimestriel<text:bookmark-end text:name="__RefHeading___Toc626_1240520397"/></text:h>
      <text:p text:style-name="P26">C’est le nouveau nom des bulletins suite à la réforme du collège. Ce b<text:span text:style-name="T19">ilan</text:span> est complexe, il comporte les différents éléments vus par l’élève au cours du trimestre. En revanche il aborde peu les compétences. <text:span text:style-name="T19">Il </text:span>est axé essentiellement sur des connaissances.</text:p>
      <text:h text:style-name="P68" text:outline-level="3"><text:bookmark-start text:name="__RefHeading___Toc628_1240520397"/><text:soft-page-break/>Le bulletin trimestriel<text:bookmark-end text:name="__RefHeading___Toc628_1240520397"/></text:h>
      <text:p text:style-name="P26">Trois documents différents nous sont proposés. Le premier est un bulletin classique qui permet de situer (classer) l’élève dans sa classe avec une appréciation qui porte un jugement sur l’élève et son travail. Les appréciations sont stéréotypées.</text:p>
      <text:p text:style-name="P26">Le deuxième est centré sur l’élève et ses acquis, la note est remplacée par <text:span text:style-name="T25">cinq</text:span> compétences évaluées par chacun des matières. Ce type de bulletin nécessite un rendu individuel pour expliciter aux parents le contenu du bulletin. Si la présentation des résultats de l’élève est innovante, les appréciations restent très classique<text:span text:style-name="T25">s</text:span>.</text:p>
      <text:p text:style-name="P26">Le dernier exemple comporte des échelles colorées pour chaque compétence mais aussi la note de l’élève et la moyenne de classe. Ses aspects innovants masquent le classicisme du bulletin. <text:span text:style-name="T25">La partie compétence est difficile à comprendre.</text:span></text:p>
      <text:h text:style-name="P67" text:outline-level="3"><text:bookmark-start text:name="__RefHeading___Toc630_1240520397"/>L’appréciation<text:bookmark-end text:name="__RefHeading___Toc630_1240520397"/></text:h>
      <text:p text:style-name="P27"><text:span text:style-name="T19">L</text:span>es appréciations <text:span text:style-name="T19">du</text:span> professeur <text:span text:style-name="T19">sont</text:span> factuel<text:span text:style-name="T19">les</text:span>, <text:span text:style-name="T19">son</text:span> vocabulaire <text:span text:style-name="T19">est </text:span>précis. Il privilégie le positif et donne à l’élève des axes d’amélioration. L’appréciation <text:span text:style-name="T19">est</text:span> adaptée à l’élève. Elle est bienveillante.</text:p>
      <text:p text:style-name="P27">Il est toujours possible de faire des copier/coller si les situations sont similaires.</text:p>
      <text:h text:style-name="P43" text:outline-level="1"><text:bookmark-start text:name="__RefHeading___Toc969_1241608457"/>Former à l’esprit critique<text:bookmark-end text:name="__RefHeading___Toc969_1241608457"/></text:h>
      <text:h text:style-name="P52" text:outline-level="2"><text:bookmark-start text:name="__RefHeading___Toc1048_749443842"/>Contexte <text:span text:style-name="T26">et définition</text:span><text:bookmark-end text:name="__RefHeading___Toc1048_749443842"/></text:h>
      <text:p text:style-name="P28">Dans le contexte actuel de radicalisation d’un certains nombres de jeunes et du développement des théories du complot, la formation à l’esprit critique relève d’un enjeu pour l’Éducation Nationale. <text:span text:style-name="T35">Cette thématique fait l’objet d’une diffusion de support depuis le 19 octobre 2016 dans </text:span><text:a xlink:type="simple" xlink:href="http://eduscol.education.fr/cdi/education-medias/esprit-critique-rumeur-desinformation" text:style-name="Internet_20_link" text:visited-style-name="Visited_20_Internet_20_Link"><text:span text:style-name="T35">eduscol</text:span></text:a><text:span text:style-name="T35">.</text:span></text:p>
      <text:p text:style-name="P88">L’esprit critique est la capacité à analyser et comparer sans relâche, se documenter sans jamais se contenter de sa propre pensée. <text:span text:style-name="T27">C’est la capacité d’agir efficacement dans un type de situations complexes en utilisant des acquis élémentaires. </text:span></text:p>
      <text:p text:style-name="P86">L’esprit critique est un rapport au réel des apprentissages, il est transdisciplinaire pour construire chez l’élève son rapport au savoir et son statut de futur citoyen.</text:p>
      <text:h text:style-name="Heading_20_2" text:outline-level="2"><text:bookmark-start text:name="__RefHeading___Toc975_1241608457"/>L’Esprit Critique, Evelyne Charmeux, 16/06/2015<text:bookmark-end text:name="__RefHeading___Toc975_1241608457"/></text:h>
      <text:p text:style-name="P29">L’éducation à l’esprit critique est présente dans les instructions officielles depuis 1925. <text:span text:style-name="T33">Il diffère de l’esprit de critique qui conduit à démolir plus qu’à analyser. Alors que l’esprit critique vise « à n’accepter aucune assertion sans s’interroger et se documenter d’abord sur sa valeur ». Nos élèves habitués à donner la bonne réponse sans avoir jamais à la justifier développent plutôt l’esprit de docilité et l’idée que la certitude est le résultat des </text:span><text:soft-page-break/><text:span text:style-name="T33">apprentissages, alors que l’esprit critique consiste en la connaissance des diversités et en la compréhension de la démarche qui les a vu naître. </text:span></text:p>
      <text:p text:style-name="P30">L’esprit critique se méfie des généralisations hâtives <text:span text:style-name="T11">e</text:span>t, <text:span text:style-name="T11">ose questionner les</text:span> affirmations même lorsqu’elles proviennent d’un spécialiste ou d’un professeur. <text:span text:style-name="T34">Par conséquent, pour éduquer à l’esprit critique, l’école doit changer de mode de fonctionnement pour faire de chaque apprentissage un travail personnel et collectif nourri de lectures, de projets et de découvertes et d’échanges entre pairs. </text:span></text:p>
      <text:p text:style-name="P31">L<text:span text:style-name="T12">e rôle du professeur est alors d’</text:span>organiser le travail pour permettre aux élèves « de découvrir les difficultés qui les intéressent et à s’y heurter et leur permettre de trouver les réponses qui les aideront à transformer ce qu’ils savaient, à l’enrichir et à le consolider. » Ainsi, l’école passera du statu<text:span text:style-name="T33">t</text:span> d’information à celui de l’apprentissage. </text:p>
      <text:p text:style-name="P31"><text:span text:style-name="T33">Cela </text:span>passe par la connaissance de l’histoire des savoirs <text:span text:style-name="T33">qui </text:span>relativis<text:span text:style-name="T33">e</text:span> le coup<text:span text:style-name="T33">l</text:span>e erreur/vérité. <text:span text:style-name="T33">E</text:span>lle dédramatise le travail scolaire et procure une sérénité essentielle à la réussite. <text:span text:style-name="T33">Par conséquent, </text:span>que très tôt, les élèves <text:span text:style-name="T33">seront amenés </text:span>à argumenter, à repérer les présupposés et à se méfier de ceux qui agissent sur l’affectif et cherchent à impressionner par leur charisme <text:span text:style-name="T10">ou leur prestige. Ainsi, en nourrissant sans cesse leur esprit critique, les individus pourront développer une pensée personnelle. </text:span></text:p>
      <text:p text:style-name="P93"><text:span text:style-name="T12">Le </text:span>temps est essentiel pour différencier croire de savoir. « Il est temps que l’école comprenne enfin qu’elle ne peut pas se dire laïque, capable de développer l’esprit critique et la liberté de penser, en continuant d’enseigner le catéchisme. »</text:p>
      <text:h text:style-name="Heading_20_2" text:outline-level="2"><text:bookmark-start text:name="__RefHeading___Toc977_1241608457"/>Nicolas Oblin, sport et capitalisme de l’esprit. Sociologie de l’institution sportive, Igor Martinache, 2009<text:bookmark-end text:name="__RefHeading___Toc977_1241608457"/></text:h>
      <text:p text:style-name="P34">Il s’agit d’un texte critique sur la thèse de Nicolas Oblin qui fait une critique marxisante du « sport » comme le reflet et le vecteur de la société capitalistique et de l’exploitation du peuple.</text:p>
      <text:p text:style-name="P34">Pour l’auteur l’analyse à travers cette seule grille est réductrice car le « sport » reste quelque chose auquel les personnes adhérent individuellement.</text:p>
      <text:h text:style-name="P52" text:outline-level="2"><text:bookmark-start text:name="__RefHeading___Toc981_1241608457"/>Dans les programmes<text:bookmark-end text:name="__RefHeading___Toc981_1241608457"/></text:h>
      <text:p text:style-name="Text_20_body"><text:span text:style-name="T29">Dans le pr</text:span>ogramme EPS, <text:span text:style-name="T29">le terme « esprit critique » est textuellement absent, cependant il sous-tend les notions de :</text:span></text:p>
      <text:list xml:id="list2953018932937233805" text:style-name="L7">
        <text:list-item>
          <text:p text:style-name="P101">mieux connaître son corps pour se préserver (santé) ;</text:p>
        </text:list-item>
        <text:list-item>
          <text:p text:style-name="P105">reconnaître les situations de mise en danger.</text:p>
        </text:list-item>
      </text:list>
      <text:p text:style-name="Text_20_body"><text:span text:style-name="T29">En </text:span>Technologie, <text:span text:style-name="T29">le terme apparaît explicitement, il s’appuie sur la démarche scientifique.</text:span></text:p>
      <text:h text:style-name="Heading_20_2" text:outline-level="2"><text:bookmark-start text:name="__RefHeading___Toc987_1241608457"/><text:soft-page-break/>L’attitude de l’enseignant<text:bookmark-end text:name="__RefHeading___Toc987_1241608457"/></text:h>
      <text:p text:style-name="P32">Pour développer l’esprit critique, l’enseignant doit adopter/développer des attitudes :</text:p>
      <text:list xml:id="list5784939811413427692" text:style-name="L8">
        <text:list-item>
          <text:p text:style-name="P102">être à l’écoute de l’élève et prendre en compte sa parole même erronée ;</text:p>
        </text:list-item>
        <text:list-item>
          <text:p text:style-name="P102">laisser les élèves développer la pelote de l’erreur pour en trouver les fondements et leur permettre de retrouver la cause de leur erreur ;</text:p>
        </text:list-item>
        <text:list-item>
          <text:p text:style-name="P102">être en mesure de questionner ses pratiques, d’argumenter, <text:span text:style-name="T11">de se former</text:span> ;</text:p>
        </text:list-item>
        <text:list-item>
          <text:p text:style-name="P103">se mobiliser contre les stéréotypes ;</text:p>
        </text:list-item>
        <text:list-item>
          <text:p text:style-name="P103">s’approprier les outils et les usages du numériques de manière critique et créative ;</text:p>
        </text:list-item>
        <text:list-item>
          <text:p text:style-name="P103">se tenir informer des innovations pédagogiques ;</text:p>
        </text:list-item>
        <text:list-item>
          <text:p text:style-name="P103">développer l’esprit de curiosité et l’ouverture des élèves au monde ;</text:p>
        </text:list-item>
        <text:list-item>
          <text:p text:style-name="P102">amener l’élève à construire sa propre argumentation ;</text:p>
        </text:list-item>
        <text:list-item>
          <text:p text:style-name="P102">distinguer croire et savoir.</text:p>
        </text:list-item>
      </text:list>
      <text:h text:style-name="P52" text:outline-level="2"><text:bookmark-start text:name="__RefHeading___Toc989_1241608457"/>Développer l’esprit critique en cycle 4<text:bookmark-end text:name="__RefHeading___Toc989_1241608457"/></text:h>
      <table:table table:name="Tableau3" table:style-name="Tableau3">
        <table:table-column table:style-name="Tableau3.A"/>
        <table:table-column table:style-name="Tableau3.B"/>
        <table:table-row>
          <table:table-cell table:style-name="Tableau3.A1" office:value-type="string">
            <text:h text:style-name="Heading_20_3" text:outline-level="3"><text:bookmark-start text:name="__RefHeading___Toc991_1241608457"/>En EPS<text:bookmark-end text:name="__RefHeading___Toc991_1241608457"/></text:h>
          </table:table-cell>
          <table:table-cell table:style-name="Tableau3.B1" office:value-type="string">
            <text:h text:style-name="Heading_20_3" text:outline-level="3"><text:bookmark-start text:name="__RefHeading___Toc993_1241608457"/>En Technologie<text:bookmark-end text:name="__RefHeading___Toc993_1241608457"/></text:h>
          </table:table-cell>
        </table:table-row>
        <table:table-row>
          <table:table-cell table:style-name="Tableau3.A2" office:value-type="string">
            <text:p text:style-name="P33">Construction de règles en ultimate (frisbee). Les élèves construisent collectivement les règles et doivent argumenter de leur pertinence.</text:p>
          </table:table-cell>
          <table:table-cell table:style-name="Tableau3.B2" office:value-type="string">
            <text:p text:style-name="P33">Dans la réalisation d’une maquette de maison, l’élève doit réfléchir aux dimensions, argumenter ses choix de disposition des pièces.</text:p>
          </table:table-cell>
        </table:table-row>
        <table:table-row>
          <table:table-cell table:style-name="Tableau3.A2" office:value-type="string">
            <text:p text:style-name="P33">Améliorer et expérimenter que la passe est plus efficace que le dribble quand la situation le permet.</text:p>
          </table:table-cell>
          <table:table-cell table:style-name="Tableau3.B2" office:value-type="string">
            <text:p text:style-name="P33">Réflexion sur les coupe-veille qui consomment plus que les veille elles-mêmes.</text:p>
          </table:table-cell>
        </table:table-row>
        <table:table-row>
          <table:table-cell table:style-name="Tableau3.A2" office:value-type="string">
            <text:p text:style-name="P33">Faire évaluer un élève par son pair. Nécessite l’acceptation de la critique, l’étalonnage de la grille.</text:p>
          </table:table-cell>
          <table:table-cell table:style-name="Tableau3.B2" office:value-type="string">
            <text:p text:style-name="P33">Réfléchir sur l’usage de son téléphone, acteur ou <text:span text:style-name="T31">soumis</text:span>. Casser la pensée magique et comprendre que « si c’est gratuit, c’est toi le produit ».</text:p>
          </table:table-cell>
        </table:table-row>
      </table:table>
      <text:p text:style-name="P33">La difficulté pour le professeur est de gérer l’espace de liberté ainsi ouvert et de savoir le clôturer. </text:p>
      <text:p text:style-name="P85">L’esprit critique peut se développer chez l’élève dès le primaire, il est plus ou moins étayé et plus ou moins autonome en fonction des activités et de l’âge des élèves.</text:p>
      <text:h text:style-name="P44" text:outline-level="1"/>
      <text:h text:style-name="P46" text:outline-level="1"><text:bookmark-start text:name="__RefHeading___Toc1010_749443842"/>Conclusion<text:bookmark-end text:name="__RefHeading___Toc1010_749443842"/></text:h>
      <text:p text:style-name="P90">Depuis plusieurs années, « l’élève est au cœur du système éducatif » et pourtant à aucun moment du parcours, nous n’avons définit ce qu’était un élève. Est-il le même en sixième, au sortir de l’enfance ou en terminale alors qu’il entre dans l’âge adulte ? </text:p>
      <text:p text:style-name="P89">Choisir de devenir enseignant, <text:span text:style-name="T26">c’est choisir de travailler avec de l’humain et des humains dans un contexte institutionnel et social précaire et en </text:span>constante<text:span text:style-name="T26"> mutation </text:span>où, le métier et nos pratiques sont directement interrogés voire remis en cause par les parents et la société. <text:span text:style-name="T30">C’est aussi intégrer un corps avec ses pesanteurs et ses traditions en particulier en matière d’évaluation. C’est enfin entrer au service de la Nation comme fonctionnaire pour mettre en œuvre une politique et des programmes.</text:span></text:p>
      <text:p text:style-name="P89"><text:span text:style-name="T30">Dans le cadre de ma formation, je suis </text:span>amené à réfléchir et évaluer <text:span text:style-name="T30">m</text:span>es méthodes et <text:span text:style-name="T30">m</text:span>es pratiques pour améliorer <text:span text:style-name="T30">mes compétences</text:span> à aider les élèves à apprendre, c’est à dire à acquérir les compétences <text:span text:style-name="T28">nécessaires d’une part pour acquérir un métier et d’autre part pour exercer ses droits de citoyens avec un esprit critique.</text:span></text:p>
      <text:p text:style-name="P89"><text:span text:style-name="T28">En particulier, le questionnement passe par suis-je d’abord enseignant d’une matière ou enseignant d’élève</text:span>s<text:span text:style-name="T24">, c’est à dire pédagogue au sens de conducteur de l’enfant vers l’âge adulte ? Pour ma part, l’élève en tant qu’enfant apprenant dans un contexte institutionnel contraint est au cœur de mes préoccupations. En quoi suis-je aujourd’hui en mesure de l’accompagner dans les apprentissages dont je suis responsable ? Serai-je en capacité d’améliorer mes compétences pour nourrir en lui l’envie d’apprendre et de grandir ?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Liberation Serif" svg:font-family="'Liberation Serif'" style:font-family-generic="roman" style:font-pitch="variable"/>
    <style:font-face style:name="Edwardian Script ITC" svg:font-family="'Edwardian Script ITC'" style:font-family-generic="script" style:font-pitch="variable"/>
    <style:font-face style:name="Lucida Calligraphy" svg:font-family="'Lucida Calligraphy'" style:font-family-generic="script" style:font-pitch="variable"/>
    <style:font-face style:name="Liberation Sans" svg:font-family="'Liberation Sans'" style:font-family-generic="swiss" style:font-pitch="variable"/>
    <style:font-face style:name="Liberation Sans1" svg:font-family="'Liberation Sans'" style:font-adornments="Norm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name="Liberation Sans1" fo:font-family="'Liberation Sans'" style:font-style-name="Normal" style:font-family-generic="swiss" style:font-pitch="variable" style:font-size-asian="10.5pt"/>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writing-mode="page"/>
      <style:text-properties style:font-name="Liberation Sans1" fo:font-family="'Liberation Sans'" style:font-style-name="Normal" style:font-family-generic="swiss" style:font-pitch="variable" style:font-size-asian="12pt" style:font-name-complex="Lucida Sans1" style:font-family-complex="'Lucida Sans'" style:font-family-generic-complex="swiss"/>
    </style:style>
    <style:style style:name="Heading_20_1" style:display-name="Heading 1" style:family="paragraph" style:parent-style-name="Heading" style:next-style-name="Text_20_body" style:default-outline-level="1" style:class="text" style:master-page-name="">
      <loext:graphic-properties draw:fill-image-width="0cm" draw:fill-image-height="0cm"/>
      <style:paragraph-properties fo:margin-left="0cm" fo:margin-right="0cm" fo:margin-top="0.423cm" fo:margin-bottom="0.212cm" loext:contextual-spacing="false" fo:text-indent="0cm" style:auto-text-indent="false" style:page-number="auto">
        <style:tab-stops/>
      </style:paragraph-properties>
      <style:text-properties fo:color="#009933" fo:font-size="115%" fo:font-weight="bold" style:font-size-asian="130%" style:font-weight-asian="bold" style:font-size-complex="130%" style:font-weight-complex="normal"/>
    </style:style>
    <style:style style:name="Heading_20_2" style:display-name="Heading 2" style:family="paragraph" style:parent-style-name="Heading" style:next-style-name="Text_20_body" style:default-outline-level="2" style:class="text">
      <style:paragraph-properties fo:margin-left="0cm" fo:margin-right="0cm" fo:margin-top="0.353cm" fo:margin-bottom="0.212cm" loext:contextual-spacing="false" fo:text-indent="0cm" style:auto-text-indent="false"/>
      <style:text-properties fo:color="#009933" fo:font-size="105%" fo:font-weight="bold" style:font-size-asian="115%" style:font-weight-asian="bold" style:font-size-complex="115%" style:font-weight-complex="normal"/>
    </style:style>
    <style:style style:name="Heading_20_3" style:display-name="Heading 3" style:family="paragraph" style:parent-style-name="Heading" style:next-style-name="Text_20_body" style:default-outline-level="3" style:class="text">
      <style:paragraph-properties fo:margin-left="0cm" fo:margin-right="0cm" fo:margin-top="0.247cm" fo:margin-bottom="0.212cm" loext:contextual-spacing="false" fo:text-indent="0cm" style:auto-text-indent="false"/>
      <style:text-properties fo:color="#009933" fo:font-size="14pt" fo:font-weight="normal" style:font-size-asian="101%" style:font-weight-asian="bold" style:font-size-complex="101%" style:font-weight-complex="norm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fo:color="#009933" style:font-name="Liberation Sans1" fo:font-family="'Liberation Sans'" style:font-style-name="Normal" style:font-family-generic="swiss" style:font-pitch="variable" fo:font-size="10pt" style:font-size-asian="10.5pt"/>
    </style:style>
    <style:style style:name="Header" style:family="paragraph" style:parent-style-name="Standard" style:class="extra">
      <style:paragraph-properties fo:text-align="center" style:justify-single-word="false" text:number-lines="false" text:line-number="0">
        <style:tab-stops>
          <style:tab-stop style:position="8.5cm" style:type="center"/>
          <style:tab-stop style:position="17cm" style:type="right"/>
        </style:tab-stops>
      </style:paragraph-properties>
      <style:text-properties fo:color="#009933" style:font-name="Liberation Sans1" fo:font-family="'Liberation Sans'" style:font-style-name="Normal" style:font-family-generic="swiss" style:font-pitch="variable" style:font-size-asian="10.5pt"/>
    </style:style>
    <style:style style:name="Heading_20_4" style:display-name="Heading 4" style:family="paragraph" style:parent-style-name="Heading" style:next-style-name="Text_20_body" style:default-outline-level="4" style:class="text">
      <style:paragraph-properties fo:margin-left="0cm" fo:margin-right="0cm" fo:margin-top="0.212cm" fo:margin-bottom="0.212cm" loext:contextual-spacing="false" fo:text-indent="0cm" style:auto-text-indent="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left="0cm" fo:margin-right="0cm" fo:margin-top="0.212cm" fo:margin-bottom="0.106cm" loext:contextual-spacing="false" fo:text-indent="0cm" style:auto-text-indent="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left="0cm" fo:margin-right="0cm" fo:margin-top="0.106cm" fo:margin-bottom="0.106cm" loext:contextual-spacing="false" fo:text-indent="0cm" style:auto-text-indent="false"/>
      <style:text-properties fo:font-size="85%" fo:font-style="italic" fo:font-weight="bold" style:font-size-asian="85%" style:font-style-asian="italic" style:font-weight-asian="bold" style:font-size-complex="85%" style:font-style-complex="italic" style:font-weight-complex="bold"/>
    </style:style>
    <style:style style:name="Table_20_Contents" style:display-name="Table Contents" style:family="paragraph" style:parent-style-name="Standard" style:class="extra">
      <style:paragraph-properties text:number-lines="false" text:line-number="0"/>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text:outline-style style:name="Outline">
      <text:outline-level-style text:level="1"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3c79b" officeooo:paragraph-rsid="0039330a"/>
    </style:style>
    <style:style style:name="MP2" style:family="paragraph" style:parent-style-name="Footer">
      <style:text-properties officeooo:rsid="0039330a" officeooo:paragraph-rsid="0039330a"/>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2cm" fo:margin-bottom="12cm" fo:margin-left="4.5cm" fo:margin-right="4.5cm" fo:border="0.06pt double-thin #007826" style:border-line-width="0.018cm 0.004cm 0.018cm" fo:padding="0cm" style:shadow="#808080 0.18cm 0.18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Le contexte d’exercice du métier d’enseignant – année 2016/2017 – ESPE Le Mans</text:p>
      </style:header>
      <style:footer>
        <text:p text:style-name="MP2">Frédéric LLANTE – Professeur Stagiaire – SII <text:tab/><text:tab/>Page <text:page-number text:select-page="current">15</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Frédéric LLANTE</meta:initial-creator>
    <meta:creation-date>2016-11-06T15:11:55.196000000</meta:creation-date>
    <dc:date>2016-12-14T23:33:13.016000000</dc:date>
    <dc:creator>Frédéric LLANTE</dc:creator>
    <meta:editing-duration>PT1H39M27S</meta:editing-duration>
    <meta:editing-cycles>21</meta:editing-cycles>
    <meta:generator>LibreOffice/5.2.3.3$Windows_x86 LibreOffice_project/d54a8868f08a7b39642414cf2c8ef2f228f780cf</meta:generator>
    <meta:document-statistic meta:table-count="3" meta:image-count="0" meta:object-count="0" meta:page-count="17" meta:paragraph-count="261" meta:word-count="4734" meta:character-count="30204" meta:non-whitespace-character-count="25654"/>
  </office:meta>
</office:document-meta>
</file>